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ourier" svg:font-family="Courier"/>
    <style:font-face style:name="Liberation Sans" svg:font-family="'Liberation Sans'"/>
    <style:font-face style:name="Sans" svg:font-family="Sans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52.9mm"/>
    </style:style>
    <style:style style:name="co7" style:family="table-column">
      <style:table-column-properties fo:break-before="auto" style:column-width="52.09mm"/>
    </style:style>
    <style:style style:name="co8" style:family="table-column">
      <style:table-column-properties fo:break-before="auto" style:column-width="106.89mm"/>
    </style:style>
    <style:style style:name="ro1" style:family="table-row">
      <style:table-row-properties style:row-height="13.16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43.96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55.81mm" fo:break-before="auto" style:use-optimal-row-height="true"/>
    </style:style>
    <style:style style:name="ro8" style:family="table-row">
      <style:table-row-properties style:row-height="47.91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107.14mm" fo:break-before="auto" style:use-optimal-row-height="tru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51.86mm" fo:break-before="auto" style:use-optimal-row-height="true"/>
    </style:style>
    <style:style style:name="ro16" style:family="table-row">
      <style:table-row-properties style:row-height="12.36mm" fo:break-before="auto" style:use-optimal-row-height="true"/>
    </style:style>
    <style:style style:name="ro17" style:family="table-row">
      <style:table-row-properties style:row-height="79.5mm" fo:break-before="auto" style:use-optimal-row-height="true"/>
    </style:style>
    <style:style style:name="ro18" style:family="table-row">
      <style:table-row-properties style:row-height="67.65mm" fo:break-before="auto" style:use-optimal-row-height="true"/>
    </style:style>
    <style:style style:name="ro19" style:family="table-row">
      <style:table-row-properties style:row-height="75.55mm" fo:break-before="auto" style:use-optimal-row-height="true"/>
    </style:style>
    <style:style style:name="ro20" style:family="table-row">
      <style:table-row-properties style:row-height="59.76mm" fo:break-before="auto" style:use-optimal-row-height="true"/>
    </style:style>
    <style:style style:name="ro21" style:family="table-row">
      <style:table-row-properties style:row-height="91.35mm" fo:break-before="auto" style:use-optimal-row-height="true"/>
    </style:style>
    <style:style style:name="ro22" style:family="table-row">
      <style:table-row-properties style:row-height="182.17mm" fo:break-before="auto" style:use-optimal-row-height="true"/>
    </style:style>
    <style:style style:name="ro23" style:family="table-row">
      <style:table-row-properties style:row-height="63.69mm" fo:break-before="auto" style:use-optimal-row-height="true"/>
    </style:style>
    <style:style style:name="ro24" style:family="table-row">
      <style:table-row-properties style:row-height="95.29mm" fo:break-before="auto" style:use-optimal-row-height="true"/>
    </style:style>
    <style:style style:name="ro25" style:family="table-row">
      <style:table-row-properties style:row-height="4.87mm" fo:break-before="auto" style:use-optimal-row-height="true"/>
    </style:style>
    <style:style style:name="ta1" style:family="table" style:master-page-name="Riadenie_20_prístupu">
      <style:table-properties table:display="true" style:writing-mode="lr-tb"/>
    </style:style>
    <style:style style:name="ta2" style:family="table" style:master-page-name="SNMP">
      <style:table-properties table:display="true" style:writing-mode="lr-tb"/>
    </style:style>
    <style:style style:name="ta3" style:family="table" style:master-page-name="Syslog">
      <style:table-properties table:display="true" style:writing-mode="lr-tb"/>
    </style:style>
    <style:style style:name="ta4" style:family="table" style:master-page-name="Identifikácia">
      <style:table-properties table:display="true" style:writing-mode="lr-tb"/>
    </style:style>
    <style:style style:name="ta5" style:family="table" style:master-page-name="NTP">
      <style:table-properties table:display="true" style:writing-mode="lr-tb"/>
    </style:style>
    <style:style style:name="ta6" style:family="table" style:master-page-name="Vysoké_20_zaťaženie_20_zariadenia">
      <style:table-properties table:display="true" style:writing-mode="lr-tb"/>
    </style:style>
    <style:style style:name="ta7" style:family="table" style:master-page-name="STP">
      <style:table-properties table:display="true" style:writing-mode="lr-tb"/>
    </style:style>
    <style:style style:name="ta8" style:family="table" style:master-page-name="VLAN">
      <style:table-properties table:display="true" style:writing-mode="lr-tb"/>
    </style:style>
    <style:style style:name="ta9" style:family="table" style:master-page-name="Mapovanie_20_siete">
      <style:table-properties table:display="true" style:writing-mode="lr-tb"/>
    </style:style>
    <style:style style:name="ta10" style:family="table" style:master-page-name="Smerovanie">
      <style:table-properties table:display="true" style:writing-mode="lr-tb"/>
    </style:style>
    <style:style style:name="ta11" style:family="table" style:master-page-name="Ostatné">
      <style:table-properties table:display="true" style:writing-mode="lr-tb"/>
    </style:style>
    <style:style style:name="ta12" style:family="table" style:master-page-name="Filtrovanie">
      <style:table-properties table:display="true" style:writing-mode="lr-tb"/>
    </style:style>
    <style:style style:name="ta13" style:family="table" style:master-page-name="First_20_Hop_20_Security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number:number-style style:name="N10000" number:language="sk" number:country="SK">
      <number:number number:min-integer-digits="1"/>
    </number:number-style>
    <style:style style:name="ce1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00a933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fo:background-color="#00a933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a93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 fo:hyphenate="false"/>
    </style:style>
    <style:style style:name="ce17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80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1" style:family="table-cell" style:parent-style-name="Default" style:data-style-name="N1000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183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185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style:font-size-asian="10pt" style:font-size-complex="10pt" fo:hyphenate="false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line-through-style="none" style:text-line-through-type="none" style:font-name="Liberation Sans1" fo:font-size="10pt" fo:language="sk" fo:country="SK" fo:font-style="normal" style:text-underline-style="none" fo:font-weight="normal" style:font-name-asian="ＭＳ Ｐゴシック" style:font-size-asian="10pt" style:font-style-asian="normal" style:font-weight-asian="normal" style:font-name-complex="Courier" style:font-size-complex="10pt" style:font-style-complex="normal" style:font-weight-complex="normal" fo:hyphenate="false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19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9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9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98" style:family="table-cell" style:parent-style-name="Default">
      <style:table-cell-properties fo:wrap-option="wrap" fo:border="none" style:vertical-align="middle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99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weight="normal" style:font-name-asian="Mangal" style:font-size-asian="10pt" style:language-asian="hi" style:country-asian="IN" style:font-weight-asian="normal" style:font-name-complex="Courier New1" style:font-size-complex="10pt" style:language-complex="none" style:country-complex="none" style:font-weight-complex="normal" fo:hyphenate="false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weight="normal" style:font-name-asian="Mangal" style:font-size-asian="10pt" style:language-asian="hi" style:country-asian="IN" style:font-weight-asian="normal" style:font-name-complex="Courier New" style:font-size-complex="10pt" style:font-weight-complex="normal" fo:hyphenate="false"/>
    </style:style>
    <style:style style:name="ce2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en" fo:country="US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fo:hyphenate="false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style="normal" fo:font-weight="normal" style:font-name-asian="Mangal" style:font-size-asian="8pt" style:language-asian="hi" style:country-asian="IN" style:font-style-asian="normal" style:font-weight-asian="normal" style:font-name-complex="Courier New1" style:font-size-complex="8pt" style:language-complex="none" style:country-complex="none" style:font-style-complex="normal" style:font-weight-complex="normal" fo:hyphenate="false"/>
    </style:style>
    <style:style style:name="ce2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Courier New1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Accanthis ADF Std No3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1" fo:font-size="10pt" fo:language="sk" fo:country="SK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font-style-complex="normal" style:font-weight-complex="normal" fo:hyphenate="false"/>
    </style:style>
    <style:style style:name="ce2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3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 fo:hyphenate="false"/>
    </style:style>
    <style:style style:name="ce23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36" style:family="table-cell" style:parent-style-name="Default" style:data-style-name="N133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3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transparent"/>
    </style:style>
    <style:style style:name="ce239" style:family="table-cell" style:parent-style-name="Default">
      <style:text-properties style:use-window-font-color="true" style:text-outline="false" style:text-line-through-style="none" style:text-line-through-type="none" style:font-name="Courier New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none" style:country-asian="none" style:font-style-asian="normal" style:font-weight-asian="bold" style:font-name-complex="Courier New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00a93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letter-kerning="true" style:language-asian="hi" style:country-asian="IN" style:font-name-asian="Mangal" style:font-name-complex="Courier New" style:font-size-asian="10pt" style:font-size-complex="10pt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1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en" fo:country="US"/>
    </style:style>
    <style:style style:name="T12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sk" fo:country="SK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17" style:family="text">
      <style:text-properties fo:color="#00000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8" style:family="text">
      <style:text-properties fo:color="#00000a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letter-kerning="true" fo:font-style="normal" style:text-underline-style="none" style:text-underline-color="font-color" fo:font-weight="normal"/>
    </style:style>
    <style:style style:name="T19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language-asian="hi" style:country-asian="IN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font-name-asian="Tahoma" style:font-name-complex="FreeSans"/>
    </style:style>
    <style:style style:name="T22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style:language-asian="hi" style:country-asian="IN" style:font-name-asian="Mangal" style:font-name-complex="Courier New"/>
    </style:style>
    <style:style style:name="T23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2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letter-kerning="true" style:language-complex="none" style:country-complex="none"/>
    </style:style>
    <style:style style:name="T25" style:family="text">
      <style:text-properties style:language-asian="hi" style:country-asian="IN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text-overline-style="none" style:text-overline-color="font-color" style:font-name-asian="Mangal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language-complex="none" style:country-complex="none"/>
    </style:style>
    <style:style style:name="T26" style:family="text">
      <style:text-properties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fo:color="#000000" style:language-asian="zh" style:country-asian="CN" style:language-complex="hi" style:country-complex="IN" style:font-name-asian="Tahoma" style:font-name-complex="FreeSans"/>
    </style:style>
    <style:style style:name="T27" style:family="text">
      <style:text-properties style:font-size-asian="10pt" style:font-size-complex="10pt"/>
    </style:style>
    <style:style style:name="T28" style:family="text">
      <style:text-properties style:language-asian="hi" style:country-asian="IN" style:font-name-asian="Mangal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language-asian="hi" style:country-asian="IN" style:font-name-asian="Mangal" fo:font-weight="normal" style:text-underline-style="none" style:text-underline-color="font-color" style:text-line-through-type="none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0" style:family="text">
      <style:text-properties style:language-asian="hi" style:country-asian="IN" style:font-name-asian="Mangal" fo:font-weight="normal" style:text-underline-style="none" style:text-underline-color="font-color" style:text-line-through-type="none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1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8pt" style:font-size-complex="8pt" style:font-weight-asian="normal" style:font-weight-complex="normal" style:font-style-asian="normal" style:font-style-complex="normal"/>
    </style:style>
    <style:style style:name="T3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Courier New" style:font-name-complex="Courier New" style:font-size-asian="8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" style:language-complex="none" style:country-complex="non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en" fo:country="US" style:language-asian="zh" style:country-asian="CN" style:language-complex="hi" style:country-complex="IN" style:font-name-asian="ＭＳ Ｐゴシック" style:font-name-complex="Courier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00" fo:font-size="10pt" style:text-underline-style="none" style:text-underline-color="font-color" style:text-line-through-type="none" fo:font-style="normal" style:text-position="0% 100%" fo:letter-spacing="normal" style:font-name-asian="ＭＳ Ｐゴシック" style:font-name-complex="Courier" style:font-size-asian="10pt" style:font-size-complex="10pt" style:font-weight-asian="bold" style:font-weight-complex="bold" style:font-style-asian="normal" style:font-style-complex="normal"/>
    </style:style>
    <style:style style:name="T39" style:family="text">
      <style:text-properties style:font-name="Liberation Sans" fo:font-size="10pt" style:font-size-asian="10pt" style:font-size-complex="10pt"/>
    </style:style>
    <style:style style:name="T40" style:family="text">
      <style:text-properties style:font-name="Liberation Sans"/>
    </style:style>
    <style:style style:name="T4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style:language-asian="hi" style:country-asian="IN" style:font-name-asian="Mangal" style:font-name-complex="Courier New"/>
    </style:style>
    <style:style style:name="T43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5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hi" style:country-asian="IN" style:font-name-asian="Mangal" style:font-name-complex="Courier New"/>
    </style:style>
    <style:style style:name="T4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Liberation Sans" fo:font-size="10pt" fo:font-weight="normal" fo:font-style="normal" style:letter-kerning="true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8" style:family="text">
      <style:text-properties style:font-name="Liberation Sans" fo:font-size="10pt"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style:text-overline-style="none" style:text-overline-color="font-color" style:font-name-asian="Mangal" style:font-relief="none" style:text-emphasize="none" style:font-style-complex="normal" style:font-style-asian="normal" style:font-weight-complex="normal" style:font-weight-asian="normal" style:font-size-complex="8pt" style:font-size-asian="8pt" fo:color="#00000a" style:font-name-complex="Courier New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50" style:family="text">
      <style:text-properties style:text-overline-style="none" style:text-overline-color="font-color" style:font-name-asian="Mangal" style:font-relief="none" style:text-emphasize="none" style:font-weight-complex="normal" style:font-weight-asian="normal" style:font-size-complex="8pt" style:font-size-asian="8pt" fo:color="#00000a" style:font-name-complex="Courier New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style="italic" style:letter-kerning="true" style:language-complex="hi" style:country-complex="IN" style:font-style-asian="italic" style:font-style-complex="italic"/>
    </style:style>
    <style:style style:name="T51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none" style:country-complex="none" style:font-name="Liberation Sans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2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3" style:family="text">
      <style:text-properties fo:color="#00000a" style:font-name-asian="Mangal" fo:language="en" fo:country="U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font-name-complex="Courier New" style:font-size-asian="8pt" style:font-size-complex="8pt" style:font-weight-asian="normal" style:font-weight-complex="normal" style:text-emphasize="none" style:font-relief="none" style:language-asian="hi" style:country-asian="IN" fo:font-style="italic" style:letter-kerning="true" style:language-complex="hi" style:country-complex="IN" style:font-style-asian="italic" style:font-style-complex="italic"/>
    </style:style>
    <style:style style:name="T5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a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Tahoma"/>
    </style:style>
    <style:style style:name="T60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fo:language="en" fo:country="US"/>
    </style:style>
    <style:style style:name="T62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hi" style:country-asian="IN" style:font-name-asian="Mangal" style:font-name-complex="Courier New"/>
    </style:style>
    <style:style style:name="T63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Tahoma"/>
    </style:style>
    <style:style style:name="T6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65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fo:language="en" fo:country="US"/>
    </style:style>
    <style:style style:name="T66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FreeSans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Liberation Sans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complex="hi" style:country-complex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70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7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5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7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7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iadenie prístupu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175"/>
        <table:table-column table:style-name="co2" table:default-cell-style-name="ce175"/>
        <table:table-column table:style-name="co3" table:default-cell-style-name="ce175"/>
        <table:table-column table:style-name="co4" table:default-cell-style-name="ce175"/>
        <table:table-column table:style-name="co1" table:number-columns-repeated="1018" table:default-cell-style-name="ce175"/>
        <table:table-row table:style-name="ro1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table:style-name="ce174" office:value-type="float" office:value="1" calcext:value-type="float">
            <text:p>1</text:p>
          </table:table-cell>
          <table:table-cell table:style-name="ce174" office:value-type="string" calcext:value-type="string">
            <text:p>Nepovolený prístup k manažovaniu zariadenia</text:p>
          </table:table-cell>
          <table:table-cell table:style-name="ce174" office:value-type="string" calcext:value-type="string">
            <text:p>Vytvoriť a aplikovať ACL pre OOB, Telnet, SSH a pod. a zaznamenať v logu prístupy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CIS Cisco IOS 15 Benchmark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174" office:value-type="float" office:value="2" calcext:value-type="float">
            <text:p>2</text:p>
          </table:table-cell>
          <table:table-cell table:style-name="ce174" office:value-type="string" calcext:value-type="string">
            <text:p>Neautorizovaný prístup cez nepoužívané a nezabezpečené protokoly na manažment zariadení</text:p>
          </table:table-cell>
          <table:table-cell table:style-name="ce174" office:value-type="string" calcext:value-type="string">
            <text:p>Vypnúť nepoužívané protokoly na prístup k manažovaniu zariadení (telnet a pod.)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Guide to Harden Cisco IOS Devices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style-name="ce174" office:value-type="float" office:value="3" calcext:value-type="float">
            <text:p>3</text:p>
          </table:table-cell>
          <table:table-cell table:style-name="ce174" office:value-type="string" calcext:value-type="string">
            <text:p>Nepovolený prístup k manažmentu konfigurácie zariadenia</text:p>
          </table:table-cell>
          <table:table-cell table:style-name="ce174" office:value-type="string" calcext:value-type="string">
            <text:p>Vypnutie odchádzajúcich spojení pre protokoly na manažment zariadení pokiaľ sa nepoužívajú (telnet a pod.)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174" office:value-type="float" office:value="4" calcext:value-type="float">
            <text:p>4</text:p>
          </table:table-cell>
          <table:table-cell table:style-name="ce174" office:value-type="string" calcext:value-type="string">
            <text:p>Prístup bez požadovaných prístupových údajov</text:p>
          </table:table-cell>
          <table:table-cell table:style-name="ce174" office:value-type="string" calcext:value-type="string">
            <text:p>Nakonfigurovanie protokolov na manažment zariadení, aby požadovali prístupové údaje (telnet a pod.)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174" office:value-type="float" office:value="5" calcext:value-type="float">
            <text:p>5</text:p>
          </table:table-cell>
          <table:table-cell table:style-name="ce176" office:value-type="string" calcext:value-type="string">
            <text:p>Nekonzistencia konfiguračných súborov pri zmenách konfigurácie viac ako jedným administrátorom</text:p>
          </table:table-cell>
          <table:table-cell table:style-name="ce176" office:value-type="string" calcext:value-type="string">
            <text:p>Povoliť súčasne iba jednému administrátorovi vykonávanie zmien v konfigurácii</text:p>
          </table:table-cell>
          <table:table-cell table:style-name="ce176" office:value-type="string" calcext:value-type="string">
            <text:p>M</text:p>
          </table:table-cell>
          <table:table-cell table:style-name="ce176" office:value-type="string" calcext:value-type="string">
            <text:p>H</text:p>
          </table:table-cell>
          <table:table-cell table:style-name="ce176" office:value-type="string" calcext:value-type="string">
            <text:p>A</text:p>
          </table:table-cell>
          <table:table-cell table:style-name="ce176" office:value-type="string" calcext:value-type="string">
            <text:p>Cisco Guide to Harden Cisco IOS Devices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6" calcext:value-type="float">
            <text:p>6</text:p>
          </table:table-cell>
          <table:table-cell table:style-name="ce174" office:value-type="string" calcext:value-type="string">
            <text:p>Nepoužívanie zabezpečeného protokolu na manažment zariadení môže viesť k odposluchu</text:p>
          </table:table-cell>
          <table:table-cell table:style-name="ce174" office:value-type="string" calcext:value-type="string">
            <text:p>Zapnutie SSH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74" office:value-type="string" calcext:value-type="string">
            <text:p>Nebezpečná verzia 1 protokolu SSH</text:p>
          </table:table-cell>
          <table:table-cell table:style-name="ce174" office:value-type="string" calcext:value-type="string">
            <text:p>SSH verzia 2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8" calcext:value-type="float">
            <text:p>8</text:p>
          </table:table-cell>
          <table:table-cell table:style-name="ce174" office:value-type="string" calcext:value-type="string">
            <text:p>Útok na krátky RSA kľúč</text:p>
          </table:table-cell>
          <table:table-cell table:style-name="ce174" office:value-type="string" calcext:value-type="string">
            <text:p>Dĺžka RSA kľúča minimálne 2048 bitov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Transitioning the Use of Cryptographic Algorithms and Key Lengths </text:p>
          </table:table-cell>
          <table:table-cell table:style-name="ce9" office:value-type="string" calcext:value-type="string">
            <text:p>OK</text:p>
          </table:table-cell>
          <table:table-cell table:number-columns-repeated="1016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74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74" office:value-type="string" calcext:value-type="string">
            <text:p>SSH čas vypršania sedenia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10" calcext:value-type="float">
            <text:p>10</text:p>
          </table:table-cell>
          <table:table-cell table:style-name="ce174" office:value-type="string" calcext:value-type="string">
            <text:p>Hádanie hesla k RSA kľúču</text:p>
          </table:table-cell>
          <table:table-cell table:style-name="ce174" office:value-type="string" calcext:value-type="string">
            <text:p>SSH maximálny počet neúspešných pokusov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configuration handbook Cisco IOS 23 - Autentizace uživatele na switchi vůči Active Directory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11" calcext:value-type="float">
            <text:p>11</text:p>
          </table:table-cell>
          <table:table-cell table:style-name="ce174" office:value-type="string" calcext:value-type="string">
            <text:p>Útok hrubou silou na zistenie prihlasovacích údajov</text:p>
          </table:table-cell>
          <table:table-cell table:style-name="ce174" office:value-type="string" calcext:value-type="string">
            <text:p>Špecifikovať čas po ktorý nie je možné po N pokusoch sa prihlásiť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configuration handbook Cisco IOS 23 - Autentizace uživatele na switchi vůči Active Directory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8">
          <table:table-cell table:style-name="ce174" office:value-type="float" office:value="12" calcext:value-type="float">
            <text:p>12</text:p>
          </table:table-cell>
          <table:table-cell table:style-name="ce174" office:value-type="string" calcext:value-type="string">
            <text:p>Prihlásenie na zariadenie nie je možné kvôli zablokovaniu pre príliš veľa neúspešných pokusov</text:p>
          </table:table-cell>
          <table:table-cell table:style-name="ce174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configuration handbook Cisco IOS 23 - Autentizace uživatele na switchi vůči Active Directory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7">
          <table:table-cell table:style-name="ce174" office:value-type="float" office:value="13" calcext:value-type="float">
            <text:p>13</text:p>
          </table:table-cell>
          <table:table-cell table:style-name="ce174" office:value-type="string" calcext:value-type="string">
            <text:p>Dlhé neaktívne sedenie môže byť zneužité alebo aj fyzický prístup útočníka k aktívneum sedeniu môže viesť k zmene konfigurácie</text:p>
          </table:table-cell>
          <table:table-cell table:style-name="ce174" office:value-type="string" calcext:value-type="string">
            <text:p>Čas vypršania sedenia pre protokol na manažovanie zariadení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Cisco SAFE Reference Guide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table:style-name="ce174" office:value-type="float" office:value="14" calcext:value-type="float">
            <text:p>14</text:p>
          </table:table-cell>
          <table:table-cell table:style-name="ce174" office:value-type="string" calcext:value-type="string">
            <text:p>Možné prihlásenie do zariadenia cez telnet keď je prítomné SSH</text:p>
          </table:table-cell>
          <table:table-cell table:style-name="ce174" office:value-type="string" calcext:value-type="string">
            <text:p>Zakázať telnet ak je SSH aktívn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174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174" office:value-type="float" office:value="15" calcext:value-type="float">
            <text:p>15</text:p>
          </table:table-cell>
          <table:table-cell table:style-name="ce174" office:value-type="string" calcext:value-type="string">
            <text:p>Útočník nie je informovaný o právnych následkoch</text:p>
          </table:table-cell>
          <table:table-cell table:style-name="ce174" office:value-type="string" calcext:value-type="string">
            <text:p>Právne upozornenie pri prístupe k zariadeni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CIS Cisco IOS 15 BenchmarkCisco Router Hardening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174" office:value-type="float" office:value="16" calcext:value-type="float">
            <text:p>16</text:p>
          </table:table-cell>
          <table:table-cell table:style-name="ce174" office:value-type="string" calcext:value-type="string">
            <text:p>Nepovolená zmena konfigurácie zariadenia</text:p>
          </table:table-cell>
          <table:table-cell table:style-name="ce174" office:value-type="string" calcext:value-type="string">
            <text:p>Vytvorenie hesla na editovanie konfigurácie zariadeni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7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174" office:value-type="float" office:value="17" calcext:value-type="float">
            <text:p>17</text:p>
          </table:table-cell>
          <table:table-cell table:style-name="ce174" office:value-type="string" calcext:value-type="string">
            <text:p>Nepovolený prístup k manažmentu konfigurácie zariadenia</text:p>
          </table:table-cell>
          <table:table-cell table:style-name="ce174" office:value-type="string" calcext:value-type="string">
            <text:p>Lokálne zabezpečené účty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style-name="ce174" office:value-type="float" office:value="18" calcext:value-type="float">
            <text:p>18</text:p>
          </table:table-cell>
          <table:table-cell table:style-name="ce174" office:value-type="string" calcext:value-type="string">
            <text:p>Centrálna správa prihlásení a dohľadateľnosť zmien v konfigurácií</text:p>
          </table:table-cell>
          <table:table-cell table:style-name="ce174" office:value-type="string" calcext:value-type="string">
            <text:p>Definovanie a povolenie AAA serveru na prihlásenie a definovanie záložného prihláseni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CIS Cisco IOS 15 Benchmark CIsco CCNA Security Study Guide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174" office:value-type="float" office:value="19" calcext:value-type="float">
            <text:p>19</text:p>
          </table:table-cell>
          <table:table-cell table:style-name="ce174" office:value-type="string" calcext:value-type="string">
            <text:p>Centrálna správa prihlásení a dohľadateľnosť zmien v konfigurácií</text:p>
          </table:table-cell>
          <table:table-cell table:style-name="ce174" office:value-type="string" calcext:value-type="string">
            <text:p>Definovanie a povolenie AAA serveru na editáciu konfigurácií a definovanie záložného prihlásenia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20" calcext:value-type="float">
            <text:p>20</text:p>
          </table:table-cell>
          <table:table-cell table:style-name="ce174" office:value-type="string" calcext:value-type="string">
            <text:p>Hádanie prístupových údajov</text:p>
          </table:table-cell>
          <table:table-cell table:style-name="ce174" office:value-type="string" calcext:value-type="string">
            <text:p>Definovanie maximálneho počtu neúspešných pokusov o prihlásenie a následné zablokovanie účt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 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174" office:value-type="float" office:value="21" calcext:value-type="float">
            <text:p>21</text:p>
          </table:table-cell>
          <table:table-cell table:style-name="ce174" office:value-type="string" calcext:value-type="string">
            <text:p>Prihlásenie bez prihlasovacích údajov</text:p>
          </table:table-cell>
          <table:table-cell table:style-name="ce174" office:value-type="string" calcext:value-type="string">
            <text:p>Zakázať záložné prihlásenie bez poskytnutia autentizačných prostriedkov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table:style-name="ce174" office:value-type="float" office:value="22" calcext:value-type="float">
            <text:p>22</text:p>
          </table:table-cell>
          <table:table-cell table:style-name="ce174" office:value-type="string" calcext:value-type="string">
            <text:p>AAA používa primárne lokálne účty namiesto centralizovaných na serveri</text:p>
          </table:table-cell>
          <table:table-cell table:style-name="ce174" office:value-type="string" calcext:value-type="string">
            <text:p>AAA nesmie používať ako prvú možnosť prihlásenia lokálny účet 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11">
          <table:table-cell table:style-name="ce174" office:value-type="float" office:value="23" calcext:value-type="float">
            <text:p>23</text:p>
          </table:table-cell>
          <table:table-cell table:style-name="ce174" office:value-type="string" calcext:value-type="string">
            <text:p>Používateľ prihlásený do zariadenia môže spúšťať akékoľvek príkazy</text:p>
          </table:table-cell>
          <table:table-cell table:style-name="ce174"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Hardening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174" office:value-type="float" office:value="24" calcext:value-type="float">
            <text:p>24</text:p>
          </table:table-cell>
          <table:table-cell table:style-name="ce174" office:value-type="string" calcext:value-type="string">
            <text:p>Administrátor vloží zlý príkaz a po čase je ho nemožné dohľadať a zjednať nápravu</text:p>
          </table:table-cell>
          <table:table-cell table:style-name="ce174" office:value-type="string" calcext:value-type="string">
            <text:p>Nastavenie AAA účtovania respektíve logovania pripojení a vykonaných príkazov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table:style-name="ce174" office:value-type="float" office:value="25" calcext:value-type="float">
            <text:p>25</text:p>
          </table:table-cell>
          <table:table-cell table:style-name="ce174" office:value-type="string" calcext:value-type="string">
            <text:p>AAA zdrojové rozhranie nie je rovnaké pri každom reštarte</text:p>
          </table:table-cell>
          <table:table-cell table:style-name="ce174" office:value-type="string" calcext:value-type="string">
            <text:p>Definovanie loopback zdrojového rozhrania pre AAA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table:style-name="ce174" office:value-type="float" office:value="26" calcext:value-type="float">
            <text:p>26</text:p>
          </table:table-cell>
          <table:table-cell table:style-name="ce174" office:value-type="string" calcext:value-type="string">
            <text:p>SSH zdrojové rozhranie nie je rovnaké pri každom reštarte</text:p>
          </table:table-cell>
          <table:table-cell table:style-name="ce174" office:value-type="string" calcext:value-type="string">
            <text:p><text:s/>Definovanie loopback zdrojového rozhrania pre SSH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table:style-name="ce174" office:value-type="float" office:value="27" calcext:value-type="float">
            <text:p>27</text:p>
          </table:table-cell>
          <table:table-cell table:style-name="ce174" office:value-type="string" calcext:value-type="string">
            <text:p>DOS útok na štandardný SSH port 22</text:p>
          </table:table-cell>
          <table:table-cell table:style-name="ce174" office:value-type="string" calcext:value-type="string">
            <text:p>Špecifikovanie iného portu pre SSH ako štandardného alebo aplikovanie port knocking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office:value-type="string" calcext:value-type="string">
            <text:p>Port Knocking</text:p>
          </table:table-cell>
          <table:table-cell table:style-name="ce6" office:value-type="string" calcext:value-type="string">
            <text:p>NIE PORT KNOCKING</text:p>
          </table:table-cell>
          <table:table-cell table:number-columns-repeated="1016"/>
        </table:table-row>
        <table:table-row table:style-name="ro13" table:number-rows-repeated="1048547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Riadenie prístupu'.$A$1" table:expression="#REF!"/>
          <table:named-expression table:name="Sheet_Title" table:base-cell-address="$'Riadenie prístupu'.$A$1" table:expression="&quot;Riadenie prístupu&quot;"/>
        </table:named-expressions>
      </table:table>
      <table:table table:name="SNMP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0">
          <table:table-cell table:style-name="ce174" office:value-type="float" office:value="1" calcext:value-type="float">
            <text:p>1</text:p>
          </table:table-cell>
          <table:table-cell table:style-name="ce174" office:value-type="string" calcext:value-type="string">
            <text:p>Odpočúvanie SNMP verzie 1 a 2c</text:p>
          </table:table-cell>
          <table:table-cell table:style-name="ce174" office:value-type="string" calcext:value-type="string">
            <text:p>Použitie SNMP verzie 3 pokiaľ je SNMP používané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174" office:value-type="float" office:value="2" calcext:value-type="float">
            <text:p>2</text:p>
          </table:table-cell>
          <table:table-cell table:style-name="ce174" office:value-type="string" calcext:value-type="string">
            <text:p>Modifikovanie konfigurácie pomocou SNMP</text:p>
          </table:table-cell>
          <table:table-cell table:style-name="ce174" office:value-type="string" calcext:value-type="string">
            <text:p>Obmedzenie SNMP iba na čítani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table:style-name="ce174" office:value-type="float" office:value="3" calcext:value-type="float">
            <text:p>3</text:p>
          </table:table-cell>
          <table:table-cell table:style-name="ce174" office:value-type="string" calcext:value-type="string">
            <text:p>Neoprávnený prístup k SNMP informáciám</text:p>
          </table:table-cell>
          <table:table-cell table:style-name="ce174" office:value-type="string" calcext:value-type="string">
            <text:p>Obmedzenie SNMP iba pre vybrané IP adresy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office:value-type="string" calcext:value-type="string">
            <text:p>NEBUDE ACL TREBA PRED TYM</text:p>
          </table:table-cell>
          <table:table-cell table:number-columns-repeated="1016"/>
        </table:table-row>
        <table:table-row table:style-name="ro10">
          <table:table-cell table:style-name="ce174" office:value-type="float" office:value="4" calcext:value-type="float">
            <text:p>4</text:p>
          </table:table-cell>
          <table:table-cell table:style-name="ce174" office:value-type="string" calcext:value-type="string">
            <text:p>Administrátor nemá povedomie o problémoch na zariadení</text:p>
          </table:table-cell>
          <table:table-cell table:style-name="ce174" office:value-type="string" calcext:value-type="string">
            <text:p>Povolenie asynchrónnych správ SNMP TRAP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table:style-name="ce174" office:value-type="float" office:value="5" calcext:value-type="float">
            <text:p>5</text:p>
          </table:table-cell>
          <table:table-cell table:style-name="ce174" office:value-type="string" calcext:value-type="string">
            <text:p>Odpočúvanie SNMP sedenie z dôvodu slabého šifrovania a hashovacej <text:s/>funkcie</text:p>
          </table:table-cell>
          <table:table-cell table:style-name="ce174" office:value-type="string" calcext:value-type="string">
            <text:p>Vytvorenie SNMP verzie 3 užívateľa s minimálnym šifrovaním AES 128 bit a hashovacou funkciou SH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Transitioning the Use of Cryptographic Algorithms and Key LengthsCIS Cisco IOS 15 BenchmarkHardening Cisco Router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table:style-name="ce174" office:value-type="float" office:value="6" calcext:value-type="float">
            <text:p>6</text:p>
          </table:table-cell>
          <table:table-cell table:style-name="ce174" office:value-type="string" calcext:value-type="string">
            <text:p>Sťažená identifikácia SNMP správ z rôznych IP</text:p>
          </table:table-cell>
          <table:table-cell table:style-name="ce174" office:value-type="string" calcext:value-type="string">
            <text:p>Definovanie lokácie SNMP server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IOS Cookboo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table:style-name="ce174" office:value-type="float" office:value="7" calcext:value-type="float">
            <text:p>7</text:p>
          </table:table-cell>
          <table:table-cell table:style-name="ce174" office:value-type="string" calcext:value-type="string">
            <text:p>SNMP zdrojové rozhranie nie je rovnaké pri každom reštarte</text:p>
          </table:table-cell>
          <table:table-cell table:style-name="ce174" office:value-type="string" calcext:value-type="string">
            <text:p><text:s/>Definovanie loopback zdrojového rozhrania pre SNMP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ce174" office:value-type="float" office:value="8" calcext:value-type="float">
            <text:p>8</text:p>
          </table:table-cell>
          <table:table-cell table:style-name="ce174" office:value-type="string" calcext:value-type="string">
            <text:p>Zmeny názvov rozhraní medzi reštartami a nemožnosť monitorovania pomocou SNMP</text:p>
          </table:table-cell>
          <table:table-cell table:style-name="ce174" office:value-type="string" calcext:value-type="string">
            <text:p>SNMP statické nemenné meno rozhrania aj po reštarte zariadeni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IOS Cookboo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NMP.$A$1" table:expression="#REF!"/>
          <table:named-expression table:name="Sheet_Title" table:base-cell-address="$SNMP.$A$1" table:expression="&quot;SNMP&quot;"/>
        </table:named-expressions>
      </table:table>
      <table:table table:name="Syslog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Administrátor nemá povedomie o problémoch na zariadení</text:p>
          </table:table-cell>
          <table:table-cell table:style-name="ce174" office:value-type="string" calcext:value-type="string">
            <text:p>Povolenie logovania protokolom SYSLOG a špecifikovanie IP adresy SYSLOG server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Neprijímanie všetkých dôležitých incidentov na zariadení z protokolu SYSLOG</text:p>
          </table:table-cell>
          <table:table-cell table:style-name="ce174" office:value-type="string" calcext:value-type="string">
            <text:p>Špecifikovanie dôležitosti oznámení SYSLOG na INFORMATIONAL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SYSLOG zdrojové rozhranie nie je rovnaké pri každom reštarte</text:p>
          </table:table-cell>
          <table:table-cell table:style-name="ce174" office:value-type="string" calcext:value-type="string">
            <text:p><text:s/>Definovanie loopback zdrojového rozhrania pre SYSLOG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Insufficient and non-standard <text:s/>time format in logging messages/ Nedostatočné a neštandardné formáty času pri logovacích správach</text:p>
          </table:table-cell>
          <table:table-cell table:style-name="ce174" office:value-type="string" calcext:value-type="string">
            <text:p>Definovanie formátu času pre logovacie a ladiace výstupy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Administrátor nevidí dôležité incidenty pri prihlásení a konfigurovaní cez konzolu</text:p>
          </table:table-cell>
          <table:table-cell table:style-name="ce174" office:value-type="string" calcext:value-type="string">
            <text:p>Vypisovanie SYSLOG správ CRITICAL a dôležitejších do terminálu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Malá vyrovnávacia pamäť pre SYSLOG je dôvodom zahadzovanie správ</text:p>
          </table:table-cell>
          <table:table-cell table:style-name="ce174" office:value-type="string" calcext:value-type="string">
            <text:p>Definovanie veľkosti SYSLOG buffera dôležitosti oznámení na INFORMATIONAL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Neprístupný SYSLOG server spôsobuje zahadzovanie dôležitých syslog správ</text:p>
          </table:table-cell>
          <table:table-cell table:style-name="ce174" office:value-type="string" calcext:value-type="string">
            <text:p>Definovanie dočasného úložiska SYSLOG správ v prípade nedostupnosti server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176" office:value-type="string" calcext:value-type="string">
            <text:p>Problém identifikácie SYSLOG správ s rovnakou časovou značkou</text:p>
          </table:table-cell>
          <table:table-cell table:style-name="ce176" office:value-type="string" calcext:value-type="string">
            <text:p>Pridanie sekvenčného čísla ku každej syslog správe</text:p>
          </table:table-cell>
          <table:table-cell table:style-name="ce176" office:value-type="string" calcext:value-type="string">
            <text:p>M</text:p>
          </table:table-cell>
          <table:table-cell table:style-name="ce176" office:value-type="string" calcext:value-type="string">
            <text:p>L</text:p>
          </table:table-cell>
          <table:table-cell table:style-name="ce176" office:value-type="string" calcext:value-type="string">
            <text:p>A</text:p>
          </table:table-cell>
          <table:table-cell table:style-name="ce176" office:value-type="string" calcext:value-type="string">
            <text:p>Hardening Cisco Router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yslog.$A$1" table:expression="#REF!"/>
          <table:named-expression table:name="Sheet_Title" table:base-cell-address="$Syslog.$A$1" table:expression="&quot;Syslog&quot;"/>
        </table:named-expressions>
      </table:table>
      <table:table table:name="Identifikácia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6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Nemožná identifikácia zariadenia</text:p>
          </table:table-cell>
          <table:table-cell table:style-name="ce174" office:value-type="string" calcext:value-type="string">
            <text:p>Vytvoriť hostnam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6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Nemožnosť vzdialeného prístupu</text:p>
          </table:table-cell>
          <table:table-cell table:style-name="ce174" office:value-type="string" calcext:value-type="string">
            <text:p>Vytvoriť doménové meno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Identifikácia pravidla v ACL</text:p>
          </table:table-cell>
          <table:table-cell table:style-name="ce174" office:value-type="string" calcext:value-type="string">
            <text:p>Popis každého pravidla v ACL pre lepšiu identifikáciu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NEBUDE</text:p>
          </table:table-cell>
          <table:table-cell table:number-columns-repeated="1016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Identifikácia rozhrania</text:p>
          </table:table-cell>
          <table:table-cell table:style-name="ce174" office:value-type="string" calcext:value-type="string">
            <text:p>Popis každého rozhrania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CNA Routing and Switching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Nemožnosť identifikácie účelu VLAN</text:p>
          </table:table-cell>
          <table:table-cell table:style-name="ce174" office:value-type="string" calcext:value-type="string">
            <text:p>Pridanie mena k VLAN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DISTCOLDISTACCACCCOLALL</text:p>
          </table:table-cell>
          <table:table-cell table:style-name="ce241" office:value-type="string" calcext:value-type="string">
            <text:p>CCNA Routing and Switching Study Guide</text:p>
          </table:table-cell>
          <table:table-cell office:value-type="string" calcext:value-type="string">
            <text:p>NEBDUE</text:p>
          </table:table-cell>
          <table:table-cell table:number-columns-repeated="1016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Identifikácia.$A$1" table:expression="#REF!"/>
          <table:named-expression table:name="Sheet_Title" table:base-cell-address="$Identifikácia.$A$1" table:expression="&quot;Identifikácia&quot;"/>
        </table:named-expressions>
      </table:table>
      <table:table table:name="NTP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Nekonzistencia časov v logoch a problém pričlenenia logov k relevantným incidentom</text:p>
          </table:table-cell>
          <table:table-cell table:style-name="ce174" office:value-type="string" calcext:value-type="string">
            <text:p>Nastavenie NTP serveru pre aktuálny čas v logoch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Pripojenie servera s rovnakou IP adresou, ale falošným časom</text:p>
          </table:table-cell>
          <table:table-cell table:style-name="ce174" office:value-type="string" calcext:value-type="string">
            <text:p>Nastavenie NTP autentizáci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NTP zdrojové rozhranie nie je rovnaké pri každom reštarte</text:p>
          </table:table-cell>
          <table:table-cell table:style-name="ce174" office:value-type="string" calcext:value-type="string">
            <text:p><text:s/>Definovanie loopback zdrojového rozhrania pre NTP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Väčšia bezpečnosť (pub/priv key) NTP a podpora IPv6</text:p>
          </table:table-cell>
          <table:table-cell table:style-name="ce174" office:value-type="string" calcext:value-type="string">
            <text:p>Použitie NTP verzie 4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The NTP FAQ and HOWTO</text:p>
          </table:table-cell>
          <table:table-cell office:value-type="string" calcext:value-type="string">
            <text:p>NEBUDE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Falošný čas od podvrhnutého NTP zdroja</text:p>
          </table:table-cell>
          <table:table-cell table:style-name="ce174" office:value-type="string" calcext:value-type="string">
            <text:p>Nastavenie NTP peer s inými sieťovými zariadeniami na krížovú validáciu času a záložný zdroj času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</text:p>
          </table:table-cell>
          <table:table-cell office:value-type="string" calcext:value-type="string">
            <text:p>NEBUDE</text:p>
          </table:table-cell>
          <table:table-cell table:number-columns-repeated="1016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NTP.$A$1" table:expression="#REF!"/>
          <table:named-expression table:name="Sheet_Title" table:base-cell-address="$NTP.$A$1" table:expression="&quot;NTP&quot;"/>
        </table:named-expressions>
      </table:table>
      <table:table table:name="Vysoké zaťaženie zariadenia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Nízky stav voľnej pamäte</text:p>
          </table:table-cell>
          <table:table-cell table:style-name="ce174" office:value-type="string" calcext:value-type="string">
            <text:p>Nastavenie notifikácie pri dochádzaní pamäte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Logovacie správy nemôžu byť zaznamenané kvôli nedostatku pamäte</text:p>
          </table:table-cell>
          <table:table-cell table:style-name="ce174" office:value-type="string" calcext:value-type="string">
            <text:p>Rezervovanie pamäte pre kritické notifikácie pri nedostatku pamät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Vysoké zaťaženie CPU</text:p>
          </table:table-cell>
          <table:table-cell table:style-name="ce174" office:value-type="string" calcext:value-type="string">
            <text:p>Nastavenie notifikácie vysokom zaťažení CPU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Vysoké zaťaženie zariadenia spôsobilo nemožnosť prihlásenia k nemu</text:p>
          </table:table-cell>
          <table:table-cell table:style-name="ce174" office:value-type="string" calcext:value-type="string">
            <text:p>Rezervovanie pamäte pre protokoly na manažment zariadení pri nedostatku pamät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office:value-type="string" calcext:value-type="string">
            <text:p>NEJDE</text:p>
          </table:table-cell>
          <table:table-cell table:number-columns-repeated="1016"/>
        </table:table-row>
        <table:table-row table:style-name="ro13" table:number-rows-repeated="104857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Vysoké zaťaženie zariadenia'.$A$1" table:expression="#REF!"/>
          <table:named-expression table:name="Sheet_Title" table:base-cell-address="$'Vysoké zaťaženie zariadenia'.$A$1" table:expression="&quot;Vysoké zaťaženie zariadenia&quot;"/>
        </table:named-expressions>
      </table:table>
      <table:table table:name="STP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28" table:default-cell-style-name="ce242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table:style-name="ce174" office:value-type="string" calcext:value-type="string">
            <text:p>Zdroj</text:p>
          </table:table-cell>
          <table:table-cell table:style-name="ce175"/>
          <table:table-cell table:number-columns-repeated="5"/>
          <table:table-cell table:style-name="ce173" table:number-columns-repeated="6"/>
          <table:table-cell table:style-name="ce174"/>
          <table:table-cell table:number-columns-repeated="108"/>
        </table:table-row>
        <table:table-row table:style-name="ro6">
          <table:table-cell table:style-name="ce175" office:value-type="float" office:value="1" calcext:value-type="float">
            <text:p>1</text:p>
          </table:table-cell>
          <table:table-cell table:style-name="ce174" office:value-type="string" calcext:value-type="string">
            <text:p>Rogue root bridge protection (root guard)</text:p>
          </table:table-cell>
          <table:table-cell table:style-name="ce174" office:value-type="string" calcext:value-type="string">
            <text:p>Rogue root bridge 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table:style-name="ce13"/>
          <table:table-cell table:number-columns-repeated="5"/>
          <table:table-cell table:style-name="ce175"/>
          <table:table-cell table:style-name="ce174" table:number-columns-repeated="6"/>
          <table:table-cell table:number-columns-repeated="108"/>
        </table:table-row>
        <table:table-row table:style-name="ro10">
          <table:table-cell table:style-name="ce175" office:value-type="float" office:value="2" calcext:value-type="float">
            <text:p>2</text:p>
          </table:table-cell>
          <table:table-cell table:style-name="ce174" office:value-type="string" calcext:value-type="string">
            <text:p>BPDU protection (BPDU guard)</text:p>
          </table:table-cell>
          <table:table-cell table:style-name="ce174" office:value-type="string" calcext:value-type="string">
            <text:p>Pripojenie prepínaču na koncový prístupový port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table:style-name="ce6" office:value-type="string" calcext:value-type="string">
            <text:p>OK</text:p>
          </table:table-cell>
          <table:table-cell table:number-columns-repeated="5"/>
          <table:table-cell table:style-name="ce175"/>
          <table:table-cell table:style-name="ce174" table:number-columns-repeated="6"/>
          <table:table-cell table:number-columns-repeated="108"/>
        </table:table-row>
        <table:table-row table:style-name="ro10">
          <table:table-cell table:style-name="ce175" office:value-type="float" office:value="3" calcext:value-type="float">
            <text:p>3</text:p>
          </table:table-cell>
          <table:table-cell table:style-name="ce174" office:value-type="string" calcext:value-type="string">
            <text:p>Prístupové porty by sa nemali podieľať na STP procese</text:p>
          </table:table-cell>
          <table:table-cell table:style-name="ce174" office:value-type="string" calcext:value-type="string">
            <text:p>Rýchlosť konvergencie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table:style-name="ce6" office:value-type="string" calcext:value-type="string">
            <text:p>OK</text:p>
          </table:table-cell>
          <table:table-cell table:number-columns-repeated="5"/>
          <table:table-cell table:style-name="ce175"/>
          <table:table-cell table:style-name="ce174" table:number-columns-repeated="6"/>
          <table:table-cell table:number-columns-repeated="108"/>
        </table:table-row>
        <table:table-row table:style-name="ro4">
          <table:table-cell table:style-name="ce175" office:value-type="float" office:value="4" calcext:value-type="float">
            <text:p>4</text:p>
          </table:table-cell>
          <table:table-cell table:style-name="ce174" office:value-type="string" calcext:value-type="string">
            <text:p>Špeciálne konfigurácie zaisťujúce bezslučkovú topológiu pomocou STP keď nastane jednosmerná komunikácia (Loop Guard)</text:p>
          </table:table-cell>
          <table:table-cell table:style-name="ce174" office:value-type="string" calcext:value-type="string">
            <text:p>Jednosmerná komunikácia medzi prepínačmi môže viesť k topológii so slučkami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Designing Cisco network service architectures</text:p>
          </table:table-cell>
          <table:table-cell table:style-name="ce6" office:value-type="string" calcext:value-type="string">
            <text:p>OK</text:p>
          </table:table-cell>
          <table:table-cell table:number-columns-repeated="5"/>
          <table:table-cell table:style-name="ce175"/>
          <table:table-cell table:style-name="ce174" table:number-columns-repeated="6"/>
          <table:table-cell table:number-columns-repeated="108"/>
        </table:table-row>
        <table:table-row table:style-name="ro13" table:number-rows-repeated="122">
          <table:table-cell table:number-columns-repeated="128"/>
        </table:table-row>
        <table:table-row table:style-name="ro13">
          <table:table-cell table:number-columns-repeated="128"/>
        </table:table-row>
        <table:named-expressions>
          <table:named-expression table:name="Print_Area" table:base-cell-address="$STP.$A$1" table:expression="#REF!"/>
          <table:named-expression table:name="Sheet_Title" table:base-cell-address="$STP.$A$1" table:expression="&quot;STP&quot;"/>
        </table:named-expressions>
      </table:table>
      <table:table table:name="VLAN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Špeciálna VLAN pre manažment na obmedzenie prístupu iba pre administrátorov</text:p>
          </table:table-cell>
          <table:table-cell table:style-name="ce174" office:value-type="string" calcext:value-type="string">
            <text:p>Vytvorenie separátnej VLAN pre manažment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CNA Routing and Switching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ce174" office:value-type="string" calcext:value-type="string">
            <text:p>Vytvorenie špeciálnej black hole VLAN pre nevyužité porty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14" office:value-type="string" calcext:value-type="string">
            <text:p>NEJDE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Predvolenej VLAN je povolené prepnuté na akýkoľvek port, VLAN hopping, double tagging</text:p>
          </table:table-cell>
          <table:table-cell table:style-name="ce174" office:value-type="string" calcext:value-type="string">
            <text:p>Odobrať všetky porty z predvolenej VLA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Predvolenej VLAN je povolené byť prepnutá na akýkoľvek port, VLAN hopping, double tagging</text:p>
          </table:table-cell>
          <table:table-cell table:style-name="ce174" office:value-type="string" calcext:value-type="string">
            <text:p>Vytvorenie natívnej VLAN rozdielnej ako predvolená, priradenie k trunk portu a povolenie iba potrebných portov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DTP útok, Switch spoofing útok</text:p>
          </table:table-cell>
          <table:table-cell table:style-name="ce174" office:value-type="string" calcext:value-type="string">
            <text:p>Vypnutie dynamického trunkovacieho protokolu a explicitne určiť porty ako prístupové a trunk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, COLDISTACC, ACC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7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ce174" office:value-type="string" calcext:value-type="string">
            <text:p>Vypnutie MVRP. MRP, GARP, VTP po úspešnej propagácií VLA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VTP musí byť používané</text:p>
          </table:table-cell>
          <table:table-cell table:style-name="ce174" office:value-type="string" calcext:value-type="string">
            <text:p>Uprednostniť VTP verzie 3, špecifikovať skryté heslo a zapnúť VTP prunning pokiaľ musí byť VTP zapnuté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office:value-type="string" calcext:value-type="string">
            <text:p>NEJDE</text:p>
          </table:table-cell>
          <table:table-cell table:number-columns-repeated="1016"/>
        </table:table-row>
        <table:table-row table:style-name="ro13">
          <table:table-cell table:style-name="Default" table:number-columns-repeated="7"/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VLAN.$A$1" table:expression="#REF!"/>
          <table:named-expression table:name="Sheet_Title" table:base-cell-address="$VLAN.$A$1" table:expression="&quot;VLAN&quot;"/>
        </table:named-expressions>
      </table:table>
      <table:table table:name="Mapovanie siete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Skenovanie a zistenie informácií o sieti za pomoci protokolu CDP a využitie bezpečnostných chýb</text:p>
          </table:table-cell>
          <table:table-cell table:style-name="ce174" office:value-type="string" calcext:value-type="string">
            <text:p>Zakázanie protokolu CDP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Skenovanie a zistenie informácií o sieti za pomoci protokolu LLDP a využitie bezpečnostných chýb</text:p>
          </table:table-cell>
          <table:table-cell table:style-name="ce174" office:value-type="string" calcext:value-type="string">
            <text:p>Zakázanie protokolu LLDP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Proxy ARP môže viesť k obídeniu PVLAN a rozširuje broadcast doménu</text:p>
          </table:table-cell>
          <table:table-cell table:style-name="ce174" office:value-type="string" calcext:value-type="string">
            <text:p>Vypnutie Proxy ARP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 Cisco IOS 15 BenchmarkCisco Router Hardening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Útočník môže zistiť, že IP adresa, na ktorú skúšal ping je nesprávna</text:p>
          </table:table-cell>
          <table:table-cell table:style-name="ce174" office:value-type="string" calcext:value-type="string">
            <text:p>Vypnutie správ ICMP Unreachable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Útočník môže zistiť masku podsiete pomocou ICMP Mask reply</text:p>
          </table:table-cell>
          <table:table-cell table:style-name="ce174" office:value-type="string" calcext:value-type="string">
            <text:p>Vypnutie správ ICMP Mask reply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Hardening Cisco Router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Umožňuje DOS Smurf útok, mapovanie siete pomocou ping na broadcast adresu vzdialenej siete</text:p>
          </table:table-cell>
          <table:table-cell table:style-name="ce174" office:value-type="string" calcext:value-type="string">
            <text:p>Vypnutie ICMP echo správ na broadcast adresu, vypnutie directed broadcasts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Router HardeningHardening Cisco Router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Útočník môže zistiť smerovacie informácie alebo vyťažiť CPU</text:p>
          </table:table-cell>
          <table:table-cell table:style-name="ce174" office:value-type="string" calcext:value-type="string">
            <text:p>Vypnutie správ ICMP Redirects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Mapovanie siete pomocou pingu na multicast adresu všetkých uzlov a MLD/IGMP Query Overload a Smurf útok</text:p>
          </table:table-cell>
          <table:table-cell table:style-name="ce174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trable s multicastemMLD Considered Harmful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Mapovanie siete'.$A$1" table:expression="#REF!"/>
          <table:named-expression table:name="Sheet_Title" table:base-cell-address="$'Mapovanie siete'.$A$1" table:expression="&quot;Mapovanie siete&quot;"/>
        </table:named-expressions>
      </table:table>
      <table:table table:name="Smerovanie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5" table:default-cell-style-name="ce175"/>
        <table:table-column table:style-name="co5" table:default-cell-style-name="ce175"/>
        <table:table-column table:style-name="co1" table:number-columns-repeated="1018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Vloženie a manipulácia so smerovacími informáciami</text:p>
          </table:table-cell>
          <table:table-cell table:style-name="ce174" office:value-type="string" calcext:value-type="string">
            <text:p>Autentizácia smerovacích protokolov (nie heslá v otvorenej podobe)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CCNA Security Study GuideCisco Guide to Harden Cisco IOS DevicesCIS Cisco IOS 15 Benchmark</text:p>
          </table:table-cell>
          <table:table-cell table:style-name="ce14" office:value-type="string" calcext:value-type="string">
            <text:p>KOMPLIKOVANE</text:p>
          </table:table-cell>
          <table:table-cell table:number-columns-repeated="1016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OSPF virtuálne linky degradujú výkon</text:p>
          </table:table-cell>
          <table:table-cell table:style-name="ce174" office:value-type="string" calcext:value-type="string">
            <text:p>Vypnutie virtuálnych liniek pre OSPF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Designing Cisco network service architectur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8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ce174" office:value-type="string" calcext:value-type="string">
            <text:p>Špecifikovanie rozhraní, ktoré nebudú prijímať smerovacie informácie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OSPF Security: Attacks and Defenses</text:p>
          </table:table-cell>
          <table:table-cell table:style-name="ce14" office:value-type="string" calcext:value-type="string">
            <text:p>TODO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Nemožnosť sprevádzkovať procesy smerovacích protokolov v určitých prípadoch pri použití IPv6</text:p>
          </table:table-cell>
          <table:table-cell table:style-name="ce174" office:value-type="string" calcext:value-type="string">
            <text:p>Špecifikovanie identifikátorov smerovacích protokolov pre každý router (router ID)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Protocol-Independent Routing Properties Feature GuideCCNA Routing and Switching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Vysledovateľnosť nefunkčnosti smerovacieho protokolu a nesprávneho nastavenia</text:p>
          </table:table-cell>
          <table:table-cell table:style-name="ce174" office:value-type="string" calcext:value-type="string">
            <text:p>Zaznamenanie zmeny v logu pri zmenách v smerovaní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<text:s/>Škodlivé vloženie smerovacích informácií informácií, vzdialený útok</text:p>
          </table:table-cell>
          <table:table-cell table:style-name="ce174" office:value-type="string" calcext:value-type="string">
            <text:p>TTL security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OSPF Security: Attacks and Defenses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Nesprávne smerovanie kvôli sumarizácií</text:p>
          </table:table-cell>
          <table:table-cell table:style-name="ce174" office:value-type="string" calcext:value-type="string">
            <text:p>Vypnutie automatickej sumarizácie smerovacích protokolov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CNA Routing and Switching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5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ce174" office:value-type="string" calcext:value-type="string">
            <text:p>Vypnutie IP source routing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174" office:value-type="string" calcext:value-type="string">
            <text:p>DOS útok pomocou podvrhnutej IP adresy alebo vzdialený útok na smerovací protokol</text:p>
          </table:table-cell>
          <table:table-cell table:style-name="ce174" office:value-type="string" calcext:value-type="string">
            <text:p>Zapnutie reverse path forwarding strict/loose mode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OSPF Security: Attacks and DefensesNetwork Security Auditing</text:p>
          </table:table-cell>
          <table:table-cell table:style-name="ce14" office:value-type="string" calcext:value-type="string">
            <text:p>OTAZNE</text:p>
          </table:table-cell>
          <table:table-cell table:number-columns-repeated="1016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merovanie.$A$1" table:expression="#REF!"/>
          <table:named-expression table:name="Sheet_Title" table:base-cell-address="$Smerovanie.$A$1" table:expression="&quot;Smerovanie&quot;"/>
        </table:named-expressions>
      </table:table>
      <table:table table:name="Ostatné" table:style-name="ta1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Zlyhanie zariadenia alebo linky môže viest k nefunkčnosti siete </text:p>
          </table:table-cell>
          <table:table-cell table:style-name="ce174" office:value-type="string" calcext:value-type="string">
            <text:p>Povolenie FHRP s autentizáciou a aktuálnou verziou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ORE/EDGECOLCOREDISTCOLALL</text:p>
          </table:table-cell>
          <table:table-cell table:style-name="ce174" office:value-type="string" calcext:value-type="string">
            <text:p>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Nepoužívané, staré a nezabezpečené služby môžu byť použité na škodlivé účely</text:p>
          </table:table-cell>
          <table:table-cell table:style-name="ce174" office:value-type="string" calcext:value-type="string">
            <text:p>Vypnutie nepoužívaných služieb z bezpečnostných dôvodov a na šetrenie CPU a pamäte </text:p>
          </table:table-cell>
          <table:table-cell table:style-name="ce174" office:value-type="string" calcext:value-type="string">
            <text:p>VARY – SEE SPECIFIC VENDOR CHECKLIST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Záleží na výrobcovi, operačnom systéme a verzii</text:p>
          </table:table-cell>
          <table:table-cell table:style-name="ce174" office:value-type="string" calcext:value-type="string">
            <text:p>Cisco IOS features that you should disable or restrict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Odpočúvanie komunikácie <text:s/>cez nezabezpečené tunely</text:p>
          </table:table-cell>
          <table:table-cell table:style-name="ce174" office:value-type="string" calcext:value-type="string">
            <text:p>Vypnúť tunely ktoré nie sú zabezpečené alebo zabezpečiť tunely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 Cisco IOS 15 Benchmark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table:style-name="ce174" office:value-type="string" calcext:value-type="string">
            <text:p>Monitorovanie výkonnosti siete a zber sieťového prenosu kvôli legislatívnym potrebá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N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Útočník s fyzickým prístupom k zariadeniu alebo portu môže odpočúvať alebo posielať škodlivý obsah</text:p>
          </table:table-cell>
          <table:table-cell table:style-name="ce174" office:value-type="string" calcext:value-type="string">
            <text:p>Explicitne zakázať nepoužívané porty</text:p>
          </table:table-cell>
          <table:table-cell table:style-name="ce174" office:value-type="string" calcext:value-type="string">
            <text:p>D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Router HardeningNetwork Security Auditing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Zdrojové rozhranie pre management a control protokoly</text:p>
          </table:table-cell>
          <table:table-cell table:style-name="ce174" office:value-type="string" calcext:value-type="string">
            <text:p>Vytvoriť Loopback rozhranie s IP adresou</text:p>
          </table:table-cell>
          <table:table-cell table:style-name="ce174" office:value-type="string" calcext:value-type="string">
            <text:p>M / 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Pretečenie pamäte</text:p>
          </table:table-cell>
          <table:table-cell table:style-name="ce174" office:value-type="string" calcext:value-type="string">
            <text:p>Povoliť mechanizmy na detekciu pretečenia pamäte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Načítanie škodlivej konfigurácie zo siete počas bootovania</text:p>
          </table:table-cell>
          <table:table-cell table:style-name="ce174" office:value-type="string" calcext:value-type="string">
            <text:p>Vypnutie načítania operačného systému alebo konfigurácie zo siete pokiaľ to nie je nutné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174" office:value-type="string" calcext:value-type="string">
            <text:p>Odpočúvanie konfigurácií zariadení pri zálohe</text:p>
          </table:table-cell>
          <table:table-cell table:style-name="ce174" office:value-type="string" calcext:value-type="string">
            <text:p>Zapnutie zabezpečenej zálohy na server (SFTP, SCP)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174" office:value-type="string" calcext:value-type="string">
            <text:p>Vymazanie konfigurácie</text:p>
          </table:table-cell>
          <table:table-cell table:style-name="ce174" office:value-type="string" calcext:value-type="string">
            <text:p>Zapnutie ochrany pred výmazom konfiguráci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ce174" office:value-type="string" calcext:value-type="string">
            <text:p>Možnosť urobiť diff zmien konfigurácií a jej návrat</text:p>
          </table:table-cell>
          <table:table-cell table:style-name="ce174" office:value-type="string" calcext:value-type="string">
            <text:p>Periodické zálohovanie konfigurácie a logovanie jej zmien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CCNA Security Study Guide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12" calcext:value-type="float">
            <text:p>12</text:p>
          </table:table-cell>
          <table:table-cell table:style-name="ce174" office:value-type="string" calcext:value-type="string">
            <text:p>Nemožnosť prihlásenia pri zaseknutom TCP spojení</text:p>
          </table:table-cell>
          <table:table-cell table:style-name="ce174" office:value-type="string" calcext:value-type="string">
            <text:p>Terminovanie zaseknutého TCP spojenia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13" calcext:value-type="float">
            <text:p>13</text:p>
          </table:table-cell>
          <table:table-cell table:style-name="ce174" office:value-type="string" calcext:value-type="string">
            <text:p>Možnosť prečítať heslá z uniknutých konfigurácií</text:p>
          </table:table-cell>
          <table:table-cell table:style-name="ce174" office:value-type="string" calcext:value-type="string">
            <text:p>Zašifrovanie hesiel v otvorenej podobe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 Cisco IOS 15 Benchmar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ce174" office:value-type="string" calcext:value-type="string">
            <text:p>Vysoké zaťaženie linky</text:p>
          </table:table-cell>
          <table:table-cell table:style-name="ce174" office:value-type="string" calcext:value-type="string">
            <text:p>Poslanie notifikácie pri prekročení prahovej hodnoty zaťaženia linky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Cisco SAFE Reference Guide</text:p>
          </table:table-cell>
          <table:table-cell table:style-name="ce14"/>
          <table:table-cell table:number-columns-repeated="1016"/>
        </table:table-row>
        <table:table-row table:style-name="ro13" table:number-rows-repeated="104856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Ostatné.$A$1" table:expression="#REF!"/>
          <table:named-expression table:name="Sheet_Title" table:base-cell-address="$Ostatné.$A$1" table:expression="&quot;Ostatné&quot;"/>
        </table:named-expressions>
      </table:table>
      <table:table table:name="Filtrovanie" table:style-name="ta1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IP spoofing</text:p>
          </table:table-cell>
          <table:table-cell table:style-name="ce174" office:value-type="string" calcext:value-type="string">
            <text:p>Špecifikácia ACL na zakázanie a logovanie privátnych a špeciálnych IP adries z RFC 1918, RFC 3330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COLCOREDISTCOLALL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IP spoofing</text:p>
          </table:table-cell>
          <table:table-cell table:style-name="ce174" office:value-type="string" calcext:value-type="string">
            <text:p>Špecifikácia ACL na zakázanie a logovanie špeciálnych IPv6 adries z RFC 5156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COLCOREDISTCOLALL</text:p>
          </table:table-cell>
          <table:table-cell table:style-name="ce174" office:value-type="string" calcext:value-type="string">
            <text:p>Network Security Auditing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IPv6 Next Header <text:s/>a IPv6 Fragmentation útok</text:p>
          </table:table-cell>
          <table:table-cell table:style-name="ce174" office:value-type="string" calcext:value-type="string">
            <text:p>ACL blokujúce nerozpoznateľné rozšírené hlavičky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Bezpečné IPv6: trable s hlavičkamiBezpečné IPv6: vícehlavý útočník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DOS útok alebo pokus o prístup k tomu, čo nie je povolené</text:p>
          </table:table-cell>
          <table:table-cell table:style-name="ce174" office:value-type="string" calcext:value-type="string">
            <text:p>Logovanie pravidiel zahodenia paketov v ACL</text:p>
          </table:table-cell>
          <table:table-cell table:number-columns-repeated="2" table:style-name="ce174" office:value-type="string" calcext:value-type="string">
            <text:p>M</text:p>
          </table:table-cell>
          <table:table-cell table:style-name="ce174" office:value-type="string" calcext:value-type="string">
            <text:p>A</text:p>
          </table:table-cell>
          <table:table-cell table:style-name="ce174" office:value-type="string" calcext:value-type="string">
            <text:p>Hardening Cisco Routers</text:p>
          </table:table-cell>
          <table:table-cell office:value-type="string" calcext:value-type="string">
            <text:p>TAZKO. REMARK je ako keby line a nema log/log-input, asi zbytocne</text:p>
          </table:table-cell>
          <table:table-cell table:number-columns-repeated="1016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table:style-name="ce174" office:value-type="string" calcext:value-type="string">
            <text:p>Zahadzovanie IPv4 paketov s rozšírenou hlavičkou (IP Options filtering)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DISTCOLCOREDISTCOLDISTACCCOLALL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Komplexné bezpečnostné hrozby a narušenie bezpečnosti</text:p>
          </table:table-cell>
          <table:table-cell table:style-name="ce174" office:value-type="string" calcext:value-type="string">
            <text:p>Nastavenie IDS/IPS ak to zariadenie podporuje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CORE/EDGE COLCOREDISTCOLALL</text:p>
          </table:table-cell>
          <table:table-cell table:style-name="ce174" office:value-type="string" calcext:value-type="string">
            <text:p>Cisco router configuration handbook</text:p>
          </table:table-cell>
          <table:table-cell office:value-type="string" calcext:value-type="string">
            <text:p>TODO EDGE</text:p>
          </table:table-cell>
          <table:table-cell table:number-columns-repeated="1016"/>
        </table:table-row>
        <table:table-row table:style-name="ro13" table:number-rows-repeated="1048568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Filtrovanie.$A$1" table:expression="#REF!"/>
          <table:named-expression table:name="Sheet_Title" table:base-cell-address="$Filtrovanie.$A$1" table:expression="&quot;Filtrovanie&quot;"/>
        </table:named-expressions>
      </table:table>
      <table:table table:name="First Hop Security" table:style-name="ta1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175"/>
        <table:table-row table:style-name="ro14">
          <table:table-cell table:style-name="ce173" office:value-type="string" calcext:value-type="string">
            <text:p>Riadok č.</text:p>
          </table:table-cell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table:style-name="ce173" office:value-type="string" calcext:value-type="string">
            <text:p>Plane </text:p>
          </table:table-cell>
          <table:table-cell table:style-name="ce173" office:value-type="string" calcext:value-type="string">
            <text:p>Severity</text:p>
          </table:table-cell>
          <table:table-cell table:style-name="ce173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MAC Spoofing, MAC Flooding </text:p>
          </table:table-cell>
          <table:table-cell table:style-name="ce174" office:value-type="string" calcext:value-type="string">
            <text:p>Definovanie maximálne 1 MAC adresy na port, priradenie MAC adresy na port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241" office:value-type="string" calcext:value-type="string">
            <text:p>CCNA Routing and Switching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MAC Spoofing, MAC Flooding </text:p>
          </table:table-cell>
          <table:table-cell table:style-name="ce174" office:value-type="string" calcext:value-type="string">
            <text:p>Nastavenie režimu narušenia, ktorý vypne port alebo informuje správcu o pripojení nepovoleného zariadenia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DISTCOLDISTACCACC</text:p>
          </table:table-cell>
          <table:table-cell table:style-name="ce241" office:value-type="string" calcext:value-type="string">
            <text:p>CCNA Routing and Switching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Využívanie siete nepovolenými používateľmi</text:p>
          </table:table-cell>
          <table:table-cell table:style-name="ce174" office:value-type="string" calcext:value-type="string">
            <text:p>Zapnutie 802.1x 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Cisco IOS 11 - IEEE 802.1x, autentizace k portu, MS IA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Útok hrubou silou hádaním prístupových údajov pre 802.1x </text:p>
          </table:table-cell>
          <table:table-cell table:style-name="ce174" office:value-type="string" calcext:value-type="string">
            <text:p>Limitovanie maximálneho počtu neúspešných pokusov o autentizáciu 802.1x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H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Cisco IOS 11 - IEEE 802.1x, autentizace k portu, MS IAS</text:p>
          </table:table-cell>
          <table:table-cell office:value-type="string" calcext:value-type="string">
            <text:p>ASI NNEPODPORUJE</text:p>
          </table:table-cell>
          <table:table-cell table:number-columns-repeated="1016"/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DHCP spoofing</text:p>
          </table:table-cell>
          <table:table-cell table:style-name="ce174" office:value-type="string" calcext:value-type="string">
            <text:p>DHCP snooping, IPv6 Snooping, DHCPv6 Guard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Príliš veľa DHCP paketov, zaplavenie DHCP paketmi</text:p>
          </table:table-cell>
          <table:table-cell table:style-name="ce174" office:value-type="string" calcext:value-type="string">
            <text:p>Obmedziť počet DHCP paketov na nedôveryhodných rozhraniach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M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Lan Switch Security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16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ARP Spoofing</text:p>
          </table:table-cell>
          <table:table-cell table:style-name="ce174" office:value-type="string" calcext:value-type="string">
            <text:p>Dynamic ARP Inspectio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CIsco CCNA Security Study Guide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IP spoofing</text:p>
          </table:table-cell>
          <table:table-cell table:style-name="ce174" office:value-type="string" calcext:value-type="string">
            <text:p>IPv4/IPv6 Source Guard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Cisco Guide to Harden Cisco IOS Devices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174" office:value-type="string" calcext:value-type="string">
            <text:p>IPv6 ND Spoofing</text:p>
          </table:table-cell>
          <table:table-cell table:style-name="ce174" office:value-type="string" calcext:value-type="string">
            <text:p>IPv6 ND Inspectio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zkrocení zlých směrovačůBezpečné IPv6 : směrovač se hlásí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74" office:value-type="string" calcext:value-type="string">
            <text:p>Rogue RARA FloodRoute Information Option injectionRA RouterLifeTime=0</text:p>
          </table:table-cell>
          <table:table-cell table:style-name="ce174" office:value-type="string" calcext:value-type="string">
            <text:p>RA Guard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zkrocení zlých směrovačůBezpečné IPv6 : směrovač se hlásí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74" office:value-type="string" calcext:value-type="string">
            <text:p>Mobilné zariadenia pripojené bezdrôtovo spotrebovávajú veľa energie kvôli častým RA správam</text:p>
          </table:table-cell>
          <table:table-cell table:style-name="ce174" office:value-type="string" calcext:value-type="string">
            <text:p>RA Throttling</text:p>
          </table:table-cell>
          <table:table-cell table:style-name="ce174" office:value-type="string" calcext:value-type="string">
            <text:p>C</text:p>
          </table:table-cell>
          <table:table-cell table:style-name="ce174" office:value-type="string" calcext:value-type="string">
            <text:p>L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trable s multicastem</text:p>
          </table:table-cell>
          <table:table-cell office:value-type="string" calcext:value-type="string">
            <text:p>JEBAT</text:p>
          </table:table-cell>
          <table:table-cell table:number-columns-repeated="1016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74" office:value-type="string" calcext:value-type="string">
            <text:p>Vyčerpanie cache susedov</text:p>
          </table:table-cell>
          <table:table-cell table:style-name="ce174" office:value-type="string" calcext:value-type="string">
            <text:p>Statický záznam pre kritické zariadenia (servery) spájajúce IP a MAC adresu a VLAN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když dojde kešBezpečné IPv6: když dojde keš – obrana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9">
          <table:table-cell office:value-type="float" office:value="13" calcext:value-type="float">
            <text:p>13</text:p>
          </table:table-cell>
          <table:table-cell table:style-name="ce174" office:value-type="string" calcext:value-type="string">
            <text:p>Vyčerpanie cache susedov</text:p>
          </table:table-cell>
          <table:table-cell table:style-name="ce174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CORE/EDGECOLCOREDISTCOLALL</text:p>
          </table:table-cell>
          <table:table-cell table:style-name="ce174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ce174" office:value-type="string" calcext:value-type="string">
            <text:p>Vyčerpanie cache susedov</text:p>
          </table:table-cell>
          <table:table-cell table:style-name="ce174" office:value-type="string" calcext:value-type="string">
            <text:p>IP destination Guard (First Hop Security)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když dojde kešBezpečné IPv6: když dojde keš – obrana</text:p>
          </table:table-cell>
          <table:table-cell table:style-name="ce6"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ce174" office:value-type="string" calcext:value-type="string">
            <text:p>Vyčerpanie cache susedov</text:p>
          </table:table-cell>
          <table:table-cell table:style-name="ce174" office:value-type="string" calcext:value-type="string">
            <text:p>Limitovanie času Ipv6 adresy v cache susedov</text:p>
          </table:table-cell>
          <table:table-cell table:number-columns-repeated="2" table:style-name="ce174" office:value-type="string" calcext:value-type="string">
            <text:p>C</text:p>
          </table:table-cell>
          <table:table-cell table:style-name="ce174" office:value-type="string" calcext:value-type="string">
            <text:p>DISTCOLDISTACCACC</text:p>
          </table:table-cell>
          <table:table-cell table:style-name="ce174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13" table:number-rows-repeated="104855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First Hop Security'.$A$1" table:expression="#REF!"/>
          <table:named-expression table:name="Sheet_Title" table:base-cell-address="$'First Hop Security'.$A$1" table:expression="&quot;First Hop Security&quot;"/>
        </table:named-expressions>
      </table:table>
      <table:table table:name="Cisco" table:style-name="ta14">
        <table:table-column table:style-name="co6" table:default-cell-style-name="Default"/>
        <table:table-column table:style-name="co7" table:default-cell-style-name="ce186"/>
        <table:table-column table:style-name="co8" table:default-cell-style-name="ce200"/>
        <table:table-column table:style-name="co8" table:default-cell-style-name="Default"/>
        <table:table-row table:style-name="ro13">
          <table:table-cell table:style-name="ce173" office:value-type="string" calcext:value-type="string">
            <text:p>Útok / Problém</text:p>
          </table:table-cell>
          <table:table-cell table:style-name="ce173" office:value-type="string" calcext:value-type="string">
            <text:p>Mitigácia / Nastavenie</text:p>
          </table:table-cell>
          <table:table-cell office:value-type="string" calcext:value-type="string">
            <text:p>Príkazy</text:p>
          </table:table-cell>
          <table:table-cell/>
        </table:table-row>
        <table:table-row table:style-name="ro14">
          <table:table-cell table:style-name="ce177" office:value-type="string" calcext:value-type="string">
            <text:p>Nemožná identifikácia zariadenia</text:p>
          </table:table-cell>
          <table:table-cell office:value-type="string" calcext:value-type="string">
            <text:p>Vytvoriť hostname</text:p>
          </table:table-cell>
          <table:table-cell office:value-type="string" calcext:value-type="string">
            <text:p>hostname &lt;hostname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Nemožnosť vzdialeného prístupu</text:p>
          </table:table-cell>
          <table:table-cell office:value-type="string" calcext:value-type="string">
            <text:p>Vytvoriť doménové meno</text:p>
          </table:table-cell>
          <table:table-cell office:value-type="string" calcext:value-type="string">
            <text:p>ip domain-name &lt;domain&gt;</text:p>
          </table:table-cell>
          <table:table-cell office:value-type="string" calcext:value-type="string">
            <text:p>OK</text:p>
          </table:table-cell>
        </table:table-row>
        <table:table-row table:style-name="ro17">
          <table:table-cell table:style-name="ce179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ip access-list standard ACL_NAME</text:p>
            <text:p> remark permit specifi ip and log</text:p>
            <text:p> permit &lt;ip address&gt; &lt;mask&gt; log-input</text:p>
            <text:p><text:span text:style-name="T2"> remark deny other and log</text:span></text:p>
            <text:p> deny any log-input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  <text:p>alebo v global config </text:p>
            <text:p/>
            <text:p><text:span text:style-name="T3">login on-failure log-input</text:span></text:p>
            <text:p><text:span text:style-name="T3">login on-failure trap</text:span></text:p>
            <text:p><text:span text:style-name="T3">login on-failure</text:span></text:p>
            <text:p><text:span text:style-name="T3">login on-success log-input</text:span></text:p>
            <text:p><text:span text:style-name="T3">login on-success trap</text:span></text:p>
            <text:p><text:span text:style-name="T3">login on-success</text:span></text:p>
          </table:table-cell>
          <table:table-cell office:value-type="string" calcext:value-type="string">
            <text:p>OK</text:p>
          </table:table-cell>
        </table:table-row>
        <table:table-row table:style-name="ro20">
          <table:table-cell table:style-name="ce179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line vty &lt;num&gt; &lt;num&gt;</text:p>
            <text:p> ip access-class &lt;acl name&gt; in</text:p>
            <text:p><text:span text:style-name="T2"> ipv6 access-class &lt;acl name&gt; in</text:span></text:p>
            <text:p/>
            <text:p><text:span text:style-name="T2">line tty &lt;num&gt;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con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aux &lt;num&gt;</text:span></text:p>
            <text:p><text:span text:style-name="T2"> ip access-class &lt;acl name&gt; in</text:span></text:p>
            <text:p><text:span text:style-name="T2"> ipv6 access-class &lt;acl name&gt; in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8" office:value-type="string" calcext:value-type="string">
            <text:p>Neautorizovaný prístup cez nepoužívané a nezabezpečené protokoly na manažment zariadení</text:p>
          </table:table-cell>
          <table:table-cell office:value-type="string" calcext:value-type="string">
            <text:p>Vypnúť nepoužívané protokoly na prístup k manažovaniu zariadení (telnet a pod.)</text:p>
          </table:table-cell>
          <table:table-cell office:value-type="string" calcext:value-type="string">
            <text:p>line aux 0</text:p>
            <text:p> no exec</text:p>
            <text:p> transport input none</text:p>
          </table:table-cell>
          <table:table-cell office:value-type="string" calcext:value-type="string">
            <text:p>OK</text:p>
          </table:table-cell>
        </table:table-row>
        <table:table-row table:style-name="ro20">
          <table:table-cell table:style-name="ce178" office:value-type="string" calcext:value-type="string">
            <text:p>Prístup bez požadovaných prístupových údajov</text:p>
          </table:table-cell>
          <table:table-cell office:value-type="string" calcext:value-type="string">
            <text:p>Nakonfigurovanie protokolov na manažment zariadení, aby požadovali prístupové údaje (telnet a pod.)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t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con &lt;num&gt;</text:span></text:p>
            <text:p><text:span text:style-name="T4"> password</text:span></text:p>
            <text:p><text:span text:style-name="T4"> login| login local</text:span></text:p>
            <text:p/>
            <text:p><text:span text:style-name="T2">line aux &lt;num&gt;</text:span></text:p>
            <text:p><text:span text:style-name="T2"> password</text:span></text:p>
            <text:p><text:span text:style-name="T2"> login| login local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ie zabezpečeného protokolu na manažment zariadení môže viesť k odposluchu</text:p>
          </table:table-cell>
          <table:table-cell office:value-type="string" calcext:value-type="string">
            <text:p>Zapnutie SSH</text:p>
          </table:table-cell>
          <table:table-cell table:style-name="ce201" office:value-type="string" calcext:value-type="string">
            <text:p><text:span text:style-name="T5">line vty &lt;num&gt; &lt;num&gt;</text:span></text:p>
            <text:p><text:span text:style-name="T5">  login local</text:span></text:p>
            <text:p><text:span text:style-name="T5">  transport input ssh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Nebezpečná verzia 1 protokolu SSH</text:p>
          </table:table-cell>
          <table:table-cell office:value-type="string" calcext:value-type="string">
            <text:p>SSH verzia 2</text:p>
          </table:table-cell>
          <table:table-cell table:style-name="ce202" office:value-type="string" calcext:value-type="string">
            <text:p><text:span text:style-name="T6">ip ssh version 2</text:span>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0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87" office:value-type="string" calcext:value-type="string">
            <text:p>SSH čas vypršania sedenia</text:p>
          </table:table-cell>
          <table:table-cell office:value-type="string" calcext:value-type="string">
            <text:p>ip ssh timeout &lt;timeout seconds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Útok na krátky RSA kľúč</text:p>
          </table:table-cell>
          <table:table-cell office:value-type="string" calcext:value-type="string">
            <text:p>Dĺžka RSA kľúča minimálne 2048 bitov</text:p>
          </table:table-cell>
          <table:table-cell table:style-name="ce202" office:value-type="string" calcext:value-type="string">
            <text:p><text:span text:style-name="T6">crypto key generate rsa modulus 2048</text:span></text:p>
          </table:table-cell>
          <table:table-cell/>
        </table:table-row>
        <table:table-row table:style-name="ro14">
          <table:table-cell table:style-name="ce177" office:value-type="string" calcext:value-type="string">
            <text:p>Hádanie hesla k RSA kľúču</text:p>
          </table:table-cell>
          <table:table-cell table:style-name="ce188" office:value-type="string" calcext:value-type="string">
            <text:p>SSH maximálny počet neúspešných pokusov</text:p>
          </table:table-cell>
          <table:table-cell table:style-name="ce203" office:value-type="string" calcext:value-type="string">
            <text:p>ip ssh authentication-retries &lt;max num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7" office:value-type="string" calcext:value-type="string">
            <text:p>Útok hrubou silou na zistenie prihlasovacích údajov</text:p>
          </table:table-cell>
          <table:table-cell table:style-name="ce189" office:value-type="string" calcext:value-type="string">
            <text:p>Špecifikovať čas po ktorý nie je možné po N pokusoch sa prihlásiť</text:p>
          </table:table-cell>
          <table:table-cell table:style-name="ce204" office:value-type="string" calcext:value-type="string">
            <text:p>login block-for 60 attempts 3 within 30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78" office:value-type="string" calcext:value-type="string">
            <text:p>Prihlásenie na zariadenie nie je možné kvôli zablokovaniu pre príliš veľa neúspešných pokusov</text:p>
          </table:table-cell>
          <table:table-cell table:style-name="ce190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style-name="ce190" office:value-type="string" calcext:value-type="string">
            <text:p>login quiet-mode access-class &lt;acl name&gt;</text:p>
          </table:table-cell>
          <table:table-cell office:value-type="string" calcext:value-type="string">
            <text:p>OK</text:p>
          </table:table-cell>
        </table:table-row>
        <table:table-row table:style-name="ro20">
          <table:table-cell table:style-name="ce177" office:value-type="string" calcext:value-type="string">
            <text:p>Možné prihlásenie do zariadenia cez telnet keď je prítomné SSH</text:p>
          </table:table-cell>
          <table:table-cell office:value-type="string" calcext:value-type="string">
            <text:p>Zakázať telnet ak je SSH aktívne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no </text:span>transport input all</text:p>
            <text:p><text:span text:style-name="T2"> no transport input telnet</text:span></text:p>
            <text:p/>
            <text:p><text:span text:style-name="T2">line tty &lt;num&gt;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con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aux &lt;num&gt;</text:span></text:p>
            <text:p><text:span text:style-name="T2"> no transport input all</text:span></text:p>
            <text:p><text:span text:style-name="T2"> no transport input telnet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Útočník nie je informovaný o právnych následkoch</text:p>
          </table:table-cell>
          <table:table-cell table:style-name="ce187" office:value-type="string" calcext:value-type="string">
            <text:p>Právne upozornenie pri prístupe k zariadeniu</text:p>
          </table:table-cell>
          <table:table-cell table:style-name="ce186" office:value-type="string" calcext:value-type="string">
            <text:p>banner motd</text:p>
            <text:p>banner login</text:p>
            <text:p>banner exec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80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87" office:value-type="string" calcext:value-type="string">
            <text:p>Čas vypršania sedenia pre protokol na manažovanie zariadení</text:p>
          </table:table-cell>
          <table:table-cell table:style-name="ce186" office:value-type="string" calcext:value-type="string">
            <text:p><text:span text:style-name="T2">line vty &lt;num&gt; &lt;num&gt;</text:span></text:p>
            <text:p><text:span text:style-name="T2"> </text:span>exec-timeout 5</text:p>
            <text:p/>
            <text:p><text:span text:style-name="T2">line tty &lt;num&gt; &lt;num&gt;</text:span></text:p>
            <text:p><text:span text:style-name="T7"> </text:span><text:span text:style-name="T8">exec-timeout 5</text:span></text:p>
            <text:p/>
            <text:p><text:span text:style-name="T2">line con &lt;num&gt;</text:span></text:p>
            <text:p><text:span text:style-name="T7"> </text:span><text:span text:style-name="T8">exec-timeout 5</text:span></text:p>
            <text:p/>
            <text:p><text:span text:style-name="T2">line aux &lt;num&gt;</text:span></text:p>
            <text:p><text:span text:style-name="T7"> </text:span><text:span text:style-name="T8">exec-timeout 5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Možnosť prečítať heslá z uniknutých konfigurácií</text:p>
          </table:table-cell>
          <table:table-cell office:value-type="string" calcext:value-type="string">
            <text:p>Zašifrovanie hesiel v otvorenej podobe</text:p>
          </table:table-cell>
          <table:table-cell table:style-name="ce186" office:value-type="string" calcext:value-type="string">
            <text:p>service password-encryption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9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office:value-type="string" calcext:value-type="string">
            <text:p>enable secret &lt;secret password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1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table:style-name="ce205" office:value-type="string" calcext:value-type="string">
            <text:p>no enable password &lt;password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9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office:value-type="string" calcext:value-type="string">
            <text:p><text:span text:style-name="T9">username &lt;username&gt; secret</text:span> &lt;secret password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9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table:style-name="ce205" office:value-type="string" calcext:value-type="string">
            <text:p><text:span text:style-name="T2">no username &lt;username&gt; password  </text:span>&lt;password&gt;</text:p>
          </table:table-cell>
          <table:table-cell office:value-type="string" calcext:value-type="string">
            <text:p>OK</text:p>
          </table:table-cell>
        </table:table-row>
        <table:table-row table:style-name="ro17">
          <table:table-cell table:style-name="ce178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radius server &lt;radius server name&gt;</text:p>
            <text:p><text:span text:style-name="T2">  address ipv4 &lt;ip adddress&gt; / address ipv6 &lt;ipv6 adddress&gt;</text:span></text:p>
            <text:p>  key &lt;password&gt;</text:p>
            <text:p/>
            <text:p>alebo</text:p>
            <text:p/>
            <text:p><text:span text:style-name="T2">radius-server host &lt;ip adddress&gt;</text:span></text:p>
            <text:p>radius-server key &lt;password&gt;</text:p>
            <text:p/>
            <text:p>aaa group server radius &lt;radius group&gt;</text:p>
            <text:p>  server name &lt;radius server name&gt;</text:p>
            <text:p><text:span text:style-name="T2">aaa authentication login default / &lt;radius login&gt;</text:span> group &lt;radius group&gt; local enable</text:p>
            <text:p/>
            <text:p><text:span text:style-name="T2">line tty &lt;num&gt; &lt;num&gt;</text:span></text:p>
            <text:p>  login authentication default / &lt;radius login&gt;</text:p>
            <text:p><text:span text:style-name="T2">line vty &lt;num&gt; &lt;num&gt;</text:span></text:p>
            <text:p><text:span text:style-name="T2">  login authentication default / &lt;radius login&gt;</text:span></text:p>
            <text:p/>
          </table:table-cell>
          <table:table-cell table:style-name="ce240" office:value-type="string" calcext:value-type="string">
            <text:p>OK</text:p>
          </table:table-cell>
        </table:table-row>
        <table:table-row table:style-name="ro21">
          <table:table-cell table:style-name="ce178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tacacs server &lt;tacacs server name&gt;</text:p>
            <text:p><text:span text:style-name="T2">  address ipv4 &lt;ip adddress&gt; / address ipv6 &lt;ipv6 adddress&gt;</text:span></text:p>
            <text:p>  key &lt;password&gt;</text:p>
            <text:p/>
            <text:p>alebo </text:p>
            <text:p/>
            <text:p><text:span text:style-name="T2">tacacs-server host &lt;ip adddress&gt;</text:span></text:p>
            <text:p>tacacs-server key &lt;password&gt;</text:p>
            <text:p/>
            <text:p>aaa group server tacacs &lt;tacacs group&gt;</text:p>
            <text:p>  server name &lt;tacacs server name&gt;</text:p>
            <text:p><text:span text:style-name="T2">aaa authentication login default / &lt;tacacs login&gt;</text:span> group &lt;tacacs group&gt; local enable</text:p>
            <text:p/>
            <text:p><text:span text:style-name="T2">line tty &lt;num&gt; &lt;num&gt;</text:span></text:p>
            <text:p>  login authentication default / &lt;tacacs login&gt;</text:p>
            <text:p><text:span text:style-name="T2">line vty &lt;num&gt; &lt;num&gt;</text:span></text:p>
            <text:p><text:span text:style-name="T2">  login authentication default / &lt;tacacs login&gt;</text:span></text:p>
            <text:p><text:span text:style-name="T2">line con &lt;num&gt;</text:span></text:p>
            <text:p><text:span text:style-name="T2">  login authentication default / &lt;tacacs login&gt;</text:span></text:p>
            <text:p><text:span text:style-name="T2">line aux &lt;num&gt;</text:span></text:p>
            <text:p><text:span text:style-name="T2">  login authentication default / &lt;tacacs login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8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aaa authentication enable default group &lt;radius group&gt; enable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8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<text:span text:style-name="T2">no </text:span>aaa authentication enable default enable</text:p>
            <text:p><text:span text:style-name="T10">no </text:span><text:span text:style-name="T11">no </text:span><text:span text:style-name="T12">aaa authentication enable default none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7" office:value-type="string" calcext:value-type="string">
            <text:p>Hádanie prístupových údajov</text:p>
          </table:table-cell>
          <table:table-cell office:value-type="string" calcext:value-type="string">
            <text:p>Definovanie maximálneho počtu neúspešných pokusov o prihlásenie a následné zablokovanie účtu</text:p>
          </table:table-cell>
          <table:table-cell table:style-name="ce206" office:value-type="string" calcext:value-type="string">
            <text:p>aaa authentication attempts login 3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Prihlásenie bez prihlasovacích údajov</text:p>
          </table:table-cell>
          <table:table-cell office:value-type="string" calcext:value-type="string">
            <text:p>Zakázať záložné prihlásenie bez poskytnutia autentizačných prostriedkov</text:p>
          </table:table-cell>
          <table:table-cell table:style-name="ce206" office:value-type="string" calcext:value-type="string">
            <text:p>vyhnúť sa aaa authentication login.*none.*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AAA používa primárne lokálne účty namiesto centralizovaných na serveri</text:p>
          </table:table-cell>
          <table:table-cell office:value-type="string" calcext:value-type="string">
            <text:p>AAA nesmie používať ako prvú možnosť prihlásenia lokálny účet </text:p>
          </table:table-cell>
          <table:table-cell office:value-type="string" calcext:value-type="string">
            <text:p><text:span text:style-name="T9">vyhnúť sa </text:span>authentication login default local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78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aaa authorization exec &lt;radius login&gt; group &lt;radius group&gt; local if-authenticated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78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<text:span text:style-name="T2">aaa authorization commands 15 &lt;radius login&gt; group &lt;radius group&gt;</text:span> local if-authenticated 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78" office:value-type="string" calcext:value-type="string">
            <text:p>Administrátor vloží zlý príkaz a po čase je ho nemožné dohľadať a zjednať nápravu</text:p>
          </table:table-cell>
          <table:table-cell office:value-type="string" calcext:value-type="string">
            <text:p>Nastavenie AAA účtovania respektíve logovania pripojení a vykonaných príkazov</text:p>
          </table:table-cell>
          <table:table-cell table:style-name="ce207" office:value-type="string" calcext:value-type="string">
            <text:p><text:span text:style-name="T13">aaa accounting connection &lt;default/list&gt; &lt;start-stop/stop-only&gt; group &lt;group&gt;</text:span></text:p>
            <text:p><text:span text:style-name="T14">no aaa accounting connection &lt;default/list&gt; none</text:span></text:p>
            <text:p><text:span text:style-name="T14">aaa accounting commands &lt;num&gt; &lt;default/list&gt; &lt;start-stop/stop-only&gt; group &lt;group&gt;</text:span></text:p>
            <text:p><text:span text:style-name="T14">aaa accounting commands &lt;num&gt; &lt;defautl/list&gt; none</text:span></text:p>
            <text:p><text:span text:style-name="T13">aaa accounting exec &lt;default/list&gt; &lt;start-stop/stop-only&gt; group &lt;group&gt;</text:span></text:p>
            <text:p><text:span text:style-name="T13">aaa accounting exec &lt;default/list&gt; none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Odpočúvanie SNMP verzie 1 a 2c</text:p>
          </table:table-cell>
          <table:table-cell table:style-name="ce187" office:value-type="string" calcext:value-type="string">
            <text:p>Použitie SNMP verzie 3 pokiaľ je SNMP používané</text:p>
          </table:table-cell>
          <table:table-cell table:style-name="ce208" office:value-type="string" calcext:value-type="string">
            <text:p>no snmp-server community</text:p>
            <text:p>no snmp-server host  version 1/2c</text:p>
            <text:p><text:span text:style-name="T15">snmp-server group &lt;group name&gt; v3 priv 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AAA zdrojové rozhranie nie je rovnaké pri každom reštarte</text:p>
          </table:table-cell>
          <table:table-cell office:value-type="string" calcext:value-type="string">
            <text:p>Definovanie loopback zdrojového rozhrania pre AAA</text:p>
          </table:table-cell>
          <table:table-cell table:style-name="ce208" office:value-type="string" calcext:value-type="string">
            <text:p>ip radius source interface loopback &lt;id&gt;</text:p>
            <text:p><text:span text:style-name="T1">ip tacacs source interface loopback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Modifikovanie konfigurácie pomocou SNMP</text:p>
          </table:table-cell>
          <table:table-cell office:value-type="string" calcext:value-type="string">
            <text:p>Obmedzenie SNMP iba na čítanie</text:p>
          </table:table-cell>
          <table:table-cell table:style-name="ce209" office:value-type="string" calcext:value-type="string">
            <text:p><text:span text:style-name="T16">snmp-server view &lt;view name&gt; iso included</text:span></text:p>
            <text:p><text:span text:style-name="T17">snmp-server group &lt;group name&gt;</text:span><text:span text:style-name="T18"> v3 priv read &lt;view name&gt;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80" office:value-type="string" calcext:value-type="string">
            <text:p>Neoprávnený prístup k SNMP informáciám</text:p>
          </table:table-cell>
          <table:table-cell office:value-type="string" calcext:value-type="string">
            <text:p>Obmedzenie SNMP iba pre vybrané IP adresy</text:p>
          </table:table-cell>
          <table:table-cell table:style-name="ce210" office:value-type="string" calcext:value-type="string">
            <text:p><text:span text:style-name="T19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 address&gt; &lt;wildcard mask&gt;</text:span></text:p>
            <text:p><text:span text:style-name="T19"> deny any log-input</text:span></text:p>
            <text:p><text:span text:style-name="T19">ipv6 access-list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v6 address&gt;/&lt;prefix&gt; any</text:span></text:p>
            <text:p><text:span text:style-name="T19"> remark deny other</text:span></text:p>
            <text:p><text:span text:style-name="T19"> deny any any log-input</text:span></text:p>
            <text:p><text:span text:style-name="T23">snmp-server group &lt;group name&gt; v3 priv read </text:span><text:span text:style-name="T24">&lt;view name&gt; </text:span> access &lt;acl name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Administrátor nemá povedomie o problémoch na zariadení</text:p>
          </table:table-cell>
          <table:table-cell office:value-type="string" calcext:value-type="string">
            <text:p>Povolenie asynchrónnych správ SNMP TRAP</text:p>
          </table:table-cell>
          <table:table-cell table:style-name="ce211" office:value-type="string" calcext:value-type="string">
            <text:p><text:span text:style-name="T25">snmp-server host</text:span><text:span text:style-name="T26"> &lt;ip adddress&gt; </text:span><text:span text:style-name="T27">traps version 3 priv &lt;user&gt;</text:span></text:p>
            <text:p><text:span text:style-name="T25">snmp-server host</text:span><text:span text:style-name="T26"> &lt;ip adddress&gt; </text:span><text:span text:style-name="T27">version 3 priv &lt;user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Odpočúvanie SNMP sedenie z dôvodu slabého šifrovania a hashovacej <text:s/>funkcie</text:p>
          </table:table-cell>
          <table:table-cell office:value-type="string" calcext:value-type="string">
            <text:p>Vytvorenie SNMP verzie 3 užívateľa s minimálnym šifrovaním AES 128 bit a hashovacou funkciou SHA</text:p>
          </table:table-cell>
          <table:table-cell table:style-name="ce212" office:value-type="string" calcext:value-type="string">
            <text:p><text:span text:style-name="T28">snmp-server user &lt;user&gt; &lt;group name&gt; v3 auth sha &lt;password&gt;</text:span><text:span text:style-name="T29"> </text:span><text:span text:style-name="T30">pri aes 128 &lt;password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<text:s/>Sťažená identifikácia SNMP správ z rôznych IP</text:p>
          </table:table-cell>
          <table:table-cell office:value-type="string" calcext:value-type="string">
            <text:p>Definovanie lokácie SNMP serveru</text:p>
          </table:table-cell>
          <table:table-cell table:style-name="ce213" office:value-type="string" calcext:value-type="string">
            <text:p><text:span text:style-name="T31">snmp-server location &lt;location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SNMP zdrojové rozhranie nie je rovnaké pri každom reštarte</text:p>
          </table:table-cell>
          <table:table-cell office:value-type="string" calcext:value-type="string">
            <text:p><text:s/>Definovanie loopback zdrojového rozhrania pre SNMP</text:p>
          </table:table-cell>
          <table:table-cell office:value-type="string" calcext:value-type="string">
            <text:p>snmp-server trap-sour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Zmeny názvov rozhraní medzi reštartami a nemožnosť monitorovanie pomocou SNMP</text:p>
          </table:table-cell>
          <table:table-cell table:style-name="ce191" office:value-type="string" calcext:value-type="string">
            <text:p>SNMP statické nemenné meno rozhrania aj po reštarte zariadenia</text:p>
          </table:table-cell>
          <table:table-cell table:style-name="ce214" office:value-type="string" calcext:value-type="string">
            <text:p>snmp-server ifindex persist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Administrátor nemá povedomie o problémoch na zariadení</text:p>
          </table:table-cell>
          <table:table-cell table:style-name="ce192" office:value-type="string" calcext:value-type="string">
            <text:p>Povolenie logovania protokolom SYSLOG a špecifikovanie IP adresy SYSLOG serveru</text:p>
          </table:table-cell>
          <table:table-cell office:value-type="string" calcext:value-type="string">
            <text:p>logging on</text:p>
            <text:p><text:span text:style-name="T2">logging host &lt;ip adddress&gt;</text:span></text:p>
          </table:table-cell>
          <table:table-cell/>
        </table:table-row>
        <table:table-row table:style-name="ro16">
          <table:table-cell table:style-name="ce178" office:value-type="string" calcext:value-type="string">
            <text:p>Neprijímanie všetkých dôležitých incidentov na zariadení z protokolu SYSLOG</text:p>
          </table:table-cell>
          <table:table-cell table:style-name="ce192" office:value-type="string" calcext:value-type="string">
            <text:p>Špecifikovanie dôležitosti oznámení SYSLOG na INFORMATIONAL</text:p>
          </table:table-cell>
          <table:table-cell office:value-type="string" calcext:value-type="string">
            <text:p>logging trap informational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SYSLOG zdrojové rozhranie nie je rovnaké pri každom reštarte</text:p>
          </table:table-cell>
          <table:table-cell table:style-name="ce187" office:value-type="string" calcext:value-type="string">
            <text:p><text:s/>Definovanie loopback zdrojového rozhrania pre SYSLOG</text:p>
          </table:table-cell>
          <table:table-cell office:value-type="string" calcext:value-type="string">
            <text:p>logging source-interfa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Nedostatočné a neštandardné formáty času pri logovacích správach</text:p>
          </table:table-cell>
          <table:table-cell table:style-name="ce192" office:value-type="string" calcext:value-type="string">
            <text:p>Definovanie formátu času pre logovacie a ladiace výstupy</text:p>
          </table:table-cell>
          <table:table-cell table:style-name="ce205" office:value-type="string" calcext:value-type="string">
            <text:p><text:span text:style-name="T4">service timestamps log datetime</text:span></text:p>
            <text:p><text:span text:style-name="T4">service timestamps debug datetime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Administrátor nevidí dôležité incidenty pri prihlásení a konfigurovaní cez konzolu</text:p>
          </table:table-cell>
          <table:table-cell table:style-name="ce192" office:value-type="string" calcext:value-type="string">
            <text:p>Vypisovanie SYSLOG správ CRITICAL a dôležitejších do terminálu</text:p>
          </table:table-cell>
          <table:table-cell office:value-type="string" calcext:value-type="string">
            <text:p>logging console critical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Malá vyrovnávacia pamäť pre SYSLOG je dôvodom zahadzovanie správ</text:p>
          </table:table-cell>
          <table:table-cell table:style-name="ce192" office:value-type="string" calcext:value-type="string">
            <text:p>Definovanie veľkosti SYSLOG buffera dôležitosti oznámení na INFORMATIONAL</text:p>
          </table:table-cell>
          <table:table-cell office:value-type="string" calcext:value-type="string">
            <text:p>logging buffered 64000 6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Neprístupný SYSLOG server spôsobuje zahadzovanie dôležitých syslog správ</text:p>
          </table:table-cell>
          <table:table-cell table:style-name="ce192" office:value-type="string" calcext:value-type="string">
            <text:p>Definovanie dočasného úložiska SYSLOG správ v prípade nedostupnosti servera</text:p>
          </table:table-cell>
          <table:table-cell office:value-type="string" calcext:value-type="string">
            <text:p>logging persistent url flash:/syslog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Skenovanie a zistenie informácií o sieti za pomoci protokolu CDP a využitie bezpečnostných chýb</text:p>
          </table:table-cell>
          <table:table-cell table:style-name="ce192" office:value-type="string" calcext:value-type="string">
            <text:p>Zakázanie protokolu CDP</text:p>
          </table:table-cell>
          <table:table-cell table:style-name="ce186" office:value-type="string" calcext:value-type="string">
            <text:p>no cdp run </text:p>
            <text:p><text:span text:style-name="T6">interface &lt;interface name&gt; &lt;interface id&gt;</text:span></text:p>
            <text:p> no cdp enable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Skenovanie a zistenie informácií o sieti za pomoci protokolu LLDP a využitie bezpečnostných chýb</text:p>
          </table:table-cell>
          <table:table-cell table:style-name="ce192" office:value-type="string" calcext:value-type="string">
            <text:p>Zakázanie protokolu LLDP</text:p>
          </table:table-cell>
          <table:table-cell table:style-name="ce186" office:value-type="string" calcext:value-type="string">
            <text:p>no lldp run </text:p>
            <text:p><text:span text:style-name="T6">interface &lt;interface name&gt; &lt;interface id&gt;</text:span></text:p>
            <text:p> no lldp receive </text:p>
            <text:p> no lldp transmit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Nekonzistencia časov v logoch a problém pričlenenia logov k relevantným incidentom</text:p>
          </table:table-cell>
          <table:table-cell office:value-type="string" calcext:value-type="string">
            <text:p>Nastavenie NTP serveru pre aktuálny čas v logoch</text:p>
          </table:table-cell>
          <table:table-cell office:value-type="string" calcext:value-type="string">
            <text:p>ntp server &lt;ip adddress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8" office:value-type="string" calcext:value-type="string">
            <text:p>Pripojenie servera s rovnakou IP adresou, ale falošným časom</text:p>
          </table:table-cell>
          <table:table-cell office:value-type="string" calcext:value-type="string">
            <text:p>Nastavenie NTP autentizácie</text:p>
          </table:table-cell>
          <table:table-cell table:style-name="ce215" office:value-type="string" calcext:value-type="string">
            <text:p>ntp authenticate</text:p>
            <text:p><text:span text:style-name="T32">ntp authentication-key 1 md5 &lt;password&gt;</text:span></text:p>
            <text:p><text:span text:style-name="T32">ntp trusted-key 1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NTP zdrojové rozhranie nie je rovnaké pri každom reštarte</text:p>
          </table:table-cell>
          <table:table-cell table:style-name="ce187" office:value-type="string" calcext:value-type="string">
            <text:p><text:s/>Definovanie loopback zdrojového rozhrania pre NTP</text:p>
          </table:table-cell>
          <table:table-cell table:style-name="ce215" office:value-type="string" calcext:value-type="string">
            <text:p>ntp sour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Väčšia bezpečnosť (pub/priv key) NTP a podpora IPv6</text:p>
          </table:table-cell>
          <table:table-cell office:value-type="string" calcext:value-type="string">
            <text:p>Použitie NTP verzie 4</text:p>
          </table:table-cell>
          <table:table-cell table:style-name="ce216" office:value-type="string" calcext:value-type="string">
            <text:p><text:span text:style-name="T33">ntp server </text:span><text:span text:style-name="T34">&lt;ip adddress&gt; </text:span>version 4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78" office:value-type="string" calcext:value-type="string">
            <text:p>Falošný čas od podvrhnutého NTP zdroja</text:p>
          </table:table-cell>
          <table:table-cell office:value-type="string" calcext:value-type="string">
            <text:p>Nastavenie NTP peer s inými sieťovými zariadeniami na krížovú validáciu času a záložný zdroj času</text:p>
          </table:table-cell>
          <table:table-cell office:value-type="string" calcext:value-type="string">
            <text:p><text:span text:style-name="T2">ntp peer &lt;ip adddress&gt;</text:span></text:p>
            <text:p><text:span text:style-name="T2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2"> permit &lt;ip adddress&gt; &lt;wildcard mask&gt;</text:span></text:p>
            <text:p><text:span text:style-name="T20"> </text:span><text:span text:style-name="T21">remark deny other</text:span><text:span text:style-name="T22"> </text:span></text:p>
            <text:p> deny any log-input</text:p>
            <text:p>ntp access-group serve-only &lt;acl name&gt;</text:p>
            <text:p><text:span text:style-name="T6">interface &lt;interface name&gt; &lt;interface id&gt;</text:span></text:p>
            <text:p> ntp disable</text:p>
          </table:table-cell>
          <table:table-cell office:value-type="string" calcext:value-type="string">
            <text:p>TODO</text:p>
          </table:table-cell>
        </table:table-row>
        <table:table-row table:style-name="ro6">
          <table:table-cell table:style-name="ce182" office:value-type="string" calcext:value-type="string">
            <text:p>Útočník s fyzickým prístupom k zariadeniu alebo portu môže odpočúvať alebo posielať škodlivý obsah</text:p>
          </table:table-cell>
          <table:table-cell office:value-type="string" calcext:value-type="string">
            <text:p>Explicitne zakázať nepoužívané porty</text:p>
          </table:table-cell>
          <table:table-cell table:style-name="ce217" office:value-type="string" calcext:value-type="string">
            <text:p><text:span text:style-name="T35">interface &lt;interface name&gt; &lt;interface id&gt;</text:span></text:p>
            <text:p><text:span text:style-name="T35"> shutdown</text:span></text:p>
          </table:table-cell>
          <table:table-cell office:value-type="string" calcext:value-type="string">
            <text:p>TODO – nedaa sa asi automatizovat </text:p>
            <text:p><text:a xlink:href="https://community.cisco.com/t5/switching/find-unused-ports-script/td-p/3330878" xlink:type="simple">https://community.cisco.com/t5/switching/find-unused-ports-script/td-p/3330878</text:a></text:p>
            <text:p>google: cisco detect unused ports</text:p>
          </table:table-cell>
        </table:table-row>
        <table:table-row table:style-name="ro14">
          <table:table-cell table:style-name="ce178" office:value-type="string" calcext:value-type="string">
            <text:p>Zdrojové rozhranie pre management a control protokoly</text:p>
          </table:table-cell>
          <table:table-cell office:value-type="string" calcext:value-type="string">
            <text:p>Vytvoriť Loopback rozhranie s IP adresou</text:p>
          </table:table-cell>
          <table:table-cell office:value-type="string" calcext:value-type="string">
            <text:p>interface loopback &lt;id&gt;</text:p>
            <text:p>ip address &lt;ip paddress&gt;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78" office:value-type="string" calcext:value-type="string">
            <text:p>Identifikácia pravidla v ACL</text:p>
          </table:table-cell>
          <table:table-cell office:value-type="string" calcext:value-type="string">
            <text:p>Popis každého pravidla v ACL pre lepšiu identifikáciu</text:p>
          </table:table-cell>
          <table:table-cell office:value-type="string" calcext:value-type="string">
            <text:p>ip access-list standard &lt;acl name&gt;</text:p>
            <text:p>  remark Deny SNMP from VLAN 20</text:p>
            <text:p>  deny ip &lt;ip address&gt; &lt;wildcard mask&gt;</text:p>
            <text:p/>
            <text:p><text:span text:style-name="T2">ipv6 access-list &lt;acl name&gt;</text:span></text:p>
            <text:p><text:span text:style-name="T2">  remark Deny SNMP from VLAN 20</text:span></text:p>
            <text:p><text:span text:style-name="T2">  deny &lt;ipv6 address&gt; &lt;prefix&gt; any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Identifikácia rozhrania</text:p>
          </table:table-cell>
          <table:table-cell office:value-type="string" calcext:value-type="string">
            <text:p>Popis každého rozhrania</text:p>
          </table:table-cell>
          <table:table-cell office:value-type="string" calcext:value-type="string">
            <text:p><text:span text:style-name="T6">interface &lt;interface name&gt; &lt;interface id&gt;</text:span></text:p>
            <text:p> description PRODUCTION_SERVER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8" office:value-type="string" calcext:value-type="string">
            <text:p>SSH zdrojové rozhranie nie je rovnaké pri každom reštarte</text:p>
          </table:table-cell>
          <table:table-cell office:value-type="string" calcext:value-type="string">
            <text:p><text:s/>Definovanie loopback zdrojového rozhrania pre SSH</text:p>
          </table:table-cell>
          <table:table-cell office:value-type="string" calcext:value-type="string">
            <text:p>ip ssh source-interfa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22">
          <table:table-cell table:style-name="ce180" office:value-type="string" calcext:value-type="string">
            <text:p>DOS útok na štandardný SSH port 22</text:p>
          </table:table-cell>
          <table:table-cell office:value-type="string" calcext:value-type="string">
            <text:p>Špecifikovanie iného portu pre SSH ako štandardného alebo aplikovanie port knocking</text:p>
          </table:table-cell>
          <table:table-cell office:value-type="string" calcext:value-type="string">
            <text:p>ip ssh port 2223</text:p>
            <text:p/>
            <text:p>alebo</text:p>
            <text:p/>
            <text:p>ip access-list extended &lt;acl name&gt;</text:p>
            <text:p> remark *** KNOCK ***</text:p>
            <text:p><text:span text:style-name="T2"> permit udp any any</text:span> eq 65535 log-input</text:p>
            <text:p> remark *** TRUSTED ***</text:p>
            <text:p><text:span text:style-name="T2"> permit tcp any any </text:span>established</text:p>
            <text:p> remark *** DENIED ***</text:p>
            <text:p> deny   tcp any any log input</text:p>
            <text:p> remark *** PERMITED ***</text:p>
            <text:p><text:span text:style-name="T2"> permit ip any any</text:span></text:p>
            <text:p> </text:p>
            <text:p>!! WAN Interface !!</text:p>
            <text:p> </text:p>
            <text:p><text:span text:style-name="T6">interface &lt;interface name&gt; &lt;interface id&gt;</text:span></text:p>
            <text:p> ip access-group &lt;acl name&gt;</text:p>
            <text:p> ipv6 traffic-filter &lt;acl name&gt;</text:p>
            <text:p> </text:p>
            <text:p>!! KNOCK_ACL env Variable !!</text:p>
            <text:p> </text:p>
            <text:p>event manager environment &lt;env name&gt; &lt;acl name&gt;</text:p>
            <text:p> </text:p>
            <text:p>!! Port Knocking EEM applet !!</text:p>
            <text:p> </text:p>
            <text:p>event manager applet KNOCK</text:p>
            <text:p> event syslog pattern "%SEC-6-IPACCESSLOGP: list $KNOCK_ACL permitted *"</text:p>
            <text:p> action 1.0 regexp "[0-9]+\.[0-9]+\.[0-9]+\.[0-9]+" $_syslog_msg ADDR</text:p>
            <text:p> action 1.1 regexp "\([0-9]+\)," "$_syslog_msg" PORT</text:p>
            <text:p> action 1.2 regexp "[0-9]+" "$PORT" PORT </text:p>
            <text:p> action 2.0 syslog msg "Received a knock from $ADDR on port $PORT..."</text:p>
            <text:p> action 2.1 syslog msg "Adding $ADDR to the $KNOCK_ACL ACL"</text:p>
            <text:p> action 3.0 cli command "enable"</text:p>
            <text:p> action 3.1 cli command "configure terminal"</text:p>
            <text:p> action 3.2 cli command "ip access-list extended $KNOCK_ACL"</text:p>
            <text:p> action 3.3 cli command "1 permit tcp host $ADDR any eq 22"</text:p>
            <text:p> action 4.0 WAIT 15</text:p>
            <text:p> action 5.0 syslog msg "Removing $ADDR to the $KNOCK_ACL ACL"</text:p>
            <text:p> action 6.0 cli command "no permit tcp host $ADDR any eq 22"</text:p>
            <text:p> action 6.1 cli command "exit"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79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Vypnutie odchádzajúcich spojení pre protokoly na manažment zariadení pokiaľ sa nepoužívajú (telnet a pod.)</text:p>
          </table:table-cell>
          <table:table-cell office:value-type="string" calcext:value-type="string">
            <text:p><text:span text:style-name="T2">line vty &lt;num&gt; &lt;num&gt;</text:span></text:p>
            <text:p> transport output none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Odpočúvanie konfigurácií zariadení pri zálohe</text:p>
          </table:table-cell>
          <table:table-cell office:value-type="string" calcext:value-type="string">
            <text:p>Zapnutie zabezpečenej zálohy na server (SFTP, SCP)</text:p>
          </table:table-cell>
          <table:table-cell office:value-type="string" calcext:value-type="string">
            <text:p>ip scp server enable</text:p>
            <text:p>copy startup-config scp://&lt;username&gt;@&lt;ip address&gt;/backup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Vymazanie konfigurácie</text:p>
          </table:table-cell>
          <table:table-cell office:value-type="string" calcext:value-type="string">
            <text:p>Zapnutie ochrany pred výmazom konfigurácie</text:p>
          </table:table-cell>
          <table:table-cell table:style-name="ce186" office:value-type="string" calcext:value-type="string">
            <text:p>secure boot config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80" office:value-type="string" calcext:value-type="string">
            <text:p>Možnosť urobiť diff zmien konfigurácií a jej návrat</text:p>
          </table:table-cell>
          <table:table-cell office:value-type="string" calcext:value-type="string">
            <text:p>Periodické zálohovanie konfigurácie a logovanie jej zmien</text:p>
          </table:table-cell>
          <table:table-cell table:style-name="ce186" office:value-type="string" calcext:value-type="string">
            <text:p><text:span text:style-name="T36">archive</text:span></text:p>
            <text:p><text:span text:style-name="T37">write-memory</text:span></text:p>
            <text:p><text:span text:style-name="T38">time-period &lt;num&gt;</text:span></text:p>
            <text:p><text:span text:style-name="T38">log changes</text:span></text:p>
            <text:p><text:span text:style-name="T38">log config</text:span></text:p>
            <text:p><text:span text:style-name="T38">logging enable</text:span></text:p>
            <text:p><text:span text:style-name="T38">logging size &lt;num&gt;</text:span></text:p>
            <text:p><text:span text:style-name="T38">hidekeys</text:span></text:p>
            <text:p><text:span text:style-name="T38">notify syslog</text:span></text:p>
            <text:p><text:span text:style-name="T38">maximum &lt;num&gt;</text:span></text:p>
          </table:table-cell>
          <table:table-cell office:value-type="string" calcext:value-type="string">
            <text:p>TODO</text:p>
          </table:table-cell>
        </table:table-row>
        <table:table-row table:style-name="ro10">
          <table:table-cell table:style-name="ce180" office:value-type="string" calcext:value-type="string">
            <text:p>DOS útok alebo pokus o prístup k tomu, čo nie je povolené</text:p>
          </table:table-cell>
          <table:table-cell table:style-name="ce192" office:value-type="string" calcext:value-type="string">
            <text:p>Logovanie pravidiel zahodenia paketov v ACL</text:p>
          </table:table-cell>
          <table:table-cell office:value-type="string" calcext:value-type="string">
            <text:p>ip access-list standard &lt;acl name&gt;</text:p>
            <text:p> deny any log-input</text:p>
            <text:p/>
            <text:p><text:span text:style-name="T2">ipv6 access-list &lt;acl name&gt;</text:span></text:p>
            <text:p><text:span text:style-name="T2"> deny any any log-input</text:span></text:p>
          </table:table-cell>
          <table:table-cell office:value-type="string" calcext:value-type="string">
            <text:p>TODO</text:p>
          </table:table-cell>
        </table:table-row>
        <table:table-row table:style-name="ro14">
          <table:table-cell table:style-name="ce180" office:value-type="string" calcext:value-type="string">
            <text:p>Nízky stav voľnej pamäte</text:p>
          </table:table-cell>
          <table:table-cell office:value-type="string" calcext:value-type="string">
            <text:p>Nastavenie notifikácie pri dochádzaní pamäte</text:p>
          </table:table-cell>
          <table:table-cell table:style-name="ce186" office:value-type="string" calcext:value-type="string">
            <text:p>memory free low-watermark processor &lt;threshold&gt;</text:p>
            <text:p><text:span text:style-name="T1">memory free low-watermark io &lt;threshold&gt;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Logovacie správy nemôžu byť zaznamenané kvôli nedostatku pamäte</text:p>
          </table:table-cell>
          <table:table-cell table:style-name="ce192" office:value-type="string" calcext:value-type="string">
            <text:p>Rezervovanie pamäte pre kritické notifikácie pri nedostatku pamäte</text:p>
          </table:table-cell>
          <table:table-cell table:style-name="ce186" office:value-type="string" calcext:value-type="string">
            <text:p>memory reserve critical &lt;value&gt; 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0" office:value-type="string" calcext:value-type="string">
            <text:p>Vysoké zaťaženie CPU</text:p>
          </table:table-cell>
          <table:table-cell office:value-type="string" calcext:value-type="string">
            <text:p>Nastavenie notifikácie vysokom zaťažení CPU</text:p>
          </table:table-cell>
          <table:table-cell office:value-type="string" calcext:value-type="string">
            <text:p><text:span text:style-name="T39">snmp-server enable traps cpu threshold</text:span></text:p>
            <text:p><text:span text:style-name="T39">snmp-server host &lt;ip adddress&gt; version 3 priv &lt;user&gt; cpu</text:span></text:p>
            <text:p><text:span text:style-name="T39">process cpu threshold type &lt;type&gt; rising &lt;percentage&gt; interval &lt;seconds&gt;</text:span></text:p>
            <text:p><text:span text:style-name="T1">process cpu statistics limit entry-percentage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Vysoké zaťaženie zariadenia spôsobilo nemožnosť prihlásenia k nemu</text:p>
          </table:table-cell>
          <table:table-cell office:value-type="string" calcext:value-type="string">
            <text:p>Rezervovanie pamäte pre protokoly na manažment zariadení pri nedostatku pamäte</text:p>
          </table:table-cell>
          <table:table-cell table:style-name="ce186" office:value-type="string" calcext:value-type="string">
            <text:p>memory reserve console 4096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Pretečenie pamäte</text:p>
          </table:table-cell>
          <table:table-cell table:style-name="ce192" office:value-type="string" calcext:value-type="string">
            <text:p>Povoliť mechanizmy na detekciu pretečenia pamäte</text:p>
          </table:table-cell>
          <table:table-cell table:style-name="ce186" office:value-type="string" calcext:value-type="string">
            <text:p>exception memory ignore overflow io</text:p>
            <text:p><text:span text:style-name="T1">exception memory ignore overflow processor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2" office:value-type="string" calcext:value-type="string">
            <text:p>Načítanie škodlivej konfigurácie zo siete počas bootovania</text:p>
          </table:table-cell>
          <table:table-cell table:style-name="ce192" office:value-type="string" calcext:value-type="string">
            <text:p>Vypnutie načítania operačného systému alebo konfigurácie zo siete pokiaľ to nie je nutné</text:p>
          </table:table-cell>
          <table:table-cell table:style-name="ce193" office:value-type="string" calcext:value-type="string">
            <text:p>no boot network</text:p>
            <text:p>no service config</text:p>
          </table:table-cell>
          <table:table-cell office:value-type="string" calcext:value-type="string">
            <text:p>NEVIE NAJST V ZIADNOM CFG</text:p>
          </table:table-cell>
        </table:table-row>
        <table:table-row table:style-name="ro16">
          <table:table-cell table:style-name="ce182" office:value-type="string" calcext:value-type="string">
            <text:p>Proxy ARP môže viesť k obídeniu PVLAN a rozširuje broadcast doménu</text:p>
          </table:table-cell>
          <table:table-cell table:style-name="ce192" office:value-type="string" calcext:value-type="string">
            <text:p>Vypnutie Proxy ARP</text:p>
          </table:table-cell>
          <table:table-cell office:value-type="string" calcext:value-type="string">
            <text:p>no ip proxy-arp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2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ce192" office:value-type="string" calcext:value-type="string">
            <text:p>Vypnutie IP source routing</text:p>
          </table:table-cell>
          <table:table-cell office:value-type="string" calcext:value-type="string">
            <text:p>no ip source-route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DOS útok pomocou podvrhnutej IP adresy alebo vzdialený útok na smerovací protokol</text:p>
          </table:table-cell>
          <table:table-cell table:style-name="ce192" office:value-type="string" calcext:value-type="string">
            <text:p>Zapnutie reverse path forwarding strict/loose mode</text:p>
          </table:table-cell>
          <table:table-cell office:value-type="string" calcext:value-type="string">
            <text:p>ip verify unicast source reachable-via rx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ip bootp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service pa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ip ident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vstack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93" office:value-type="string" calcext:value-type="string">
            <text:p>no ip http server</text:p>
            <text:p>no ip http secure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93" office:value-type="string" calcext:value-type="string">
            <text:p>no service tc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93" office:value-type="string" calcext:value-type="string">
            <text:p>no service ud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no service fing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table:style-name="ce186" office:value-type="string" calcext:value-type="string">
            <text:p><text:span text:style-name="T6">interface &lt;interface name&gt; &lt;interface id&gt;</text:span></text:p>
            <text:p> no mop enable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používané, staré a nezabezpečené služby môžu byť použité na škodlivé účely</text:p>
          </table:table-cell>
          <table:table-cell table:style-name="ce192" office:value-type="string" calcext:value-type="string">
            <text:p>Vypnutie nepoužívaných služieb z bezpečnostných dôvodov a na šetrenie CPU a pamäte </text:p>
          </table:table-cell>
          <table:table-cell office:value-type="string" calcext:value-type="string">
            <text:p>no ip domain lookup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7" office:value-type="string" calcext:value-type="string">
            <text:p>Útočník môže zistiť, že IP adresa, na ktorú skúšal ping je nesprávna</text:p>
          </table:table-cell>
          <table:table-cell table:style-name="ce193" office:value-type="string" calcext:value-type="string">
            <text:p>Vypnutie správ ICMP Unreachable</text:p>
          </table:table-cell>
          <table:table-cell table:style-name="ce218" office:value-type="string" calcext:value-type="string">
            <text:p><text:span text:style-name="T6">interface &lt;interface name&gt; &lt;interface id&gt;</text:span></text:p>
            <text:p> no ip unreachabl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77" office:value-type="string" calcext:value-type="string">
            <text:p>Útočník môže zistiť masku podsiete pomocou ICMP Mask reply</text:p>
          </table:table-cell>
          <table:table-cell table:style-name="ce193" office:value-type="string" calcext:value-type="string">
            <text:p>Vypnutie správ ICMP Mask reply</text:p>
          </table:table-cell>
          <table:table-cell table:style-name="ce218" office:value-type="string" calcext:value-type="string">
            <text:p><text:span text:style-name="T6">interface &lt;interface name&gt; &lt;interface id&gt;</text:span></text:p>
            <text:p> no ip mask-reply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77" office:value-type="string" calcext:value-type="string">
            <text:p>Umožňuje DOS Smurf útok, mapovanie siete pomocou ping na broadcast adresu vzdialenej siete</text:p>
          </table:table-cell>
          <table:table-cell table:style-name="ce193" office:value-type="string" calcext:value-type="string">
            <text:p>Vypnutie ICMP echo správ na broadcast adresu, vypnutie directed broadcasts</text:p>
          </table:table-cell>
          <table:table-cell table:style-name="ce219" office:value-type="string" calcext:value-type="string">
            <text:p><text:span text:style-name="T6">interface &lt;interface name&gt; &lt;interface id&gt;</text:span></text:p>
            <text:p><text:span text:style-name="T40"> no ip directed-broadcast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77" office:value-type="string" calcext:value-type="string">
            <text:p>Útočník môže zistiť smerovacie informácie alebo vyťažiť CPU</text:p>
          </table:table-cell>
          <table:table-cell table:style-name="ce193" office:value-type="string" calcext:value-type="string">
            <text:p>Vypnutie správ ICMP Redirects</text:p>
          </table:table-cell>
          <table:table-cell table:style-name="ce186" office:value-type="string" calcext:value-type="string">
            <text:p><text:span text:style-name="T6">interface &lt;interface name&gt; &lt;interface id&gt;</text:span></text:p>
            <text:p> no ip redirect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0" office:value-type="string" calcext:value-type="string">
            <text:p>Nekonzistencia konfiguračných súborov pri zmenách konfigurácie viac ako jedným administrátorom</text:p>
          </table:table-cell>
          <table:table-cell table:style-name="ce192" office:value-type="string" calcext:value-type="string">
            <text:p>Povoliť súčasne iba jednému administrátorovi vykonávanie zmien v konfigurácii</text:p>
          </table:table-cell>
          <table:table-cell table:style-name="ce186" office:value-type="string" calcext:value-type="string">
            <text:p>configuration mode exclusive auto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0" office:value-type="string" calcext:value-type="string">
            <text:p>Problém identifikácie SYSLOG správ s rovnakou časovou značkou</text:p>
          </table:table-cell>
          <table:table-cell table:style-name="ce192" office:value-type="string" calcext:value-type="string">
            <text:p>Pridanie sekvenčného čísla ku každej syslog správe</text:p>
          </table:table-cell>
          <table:table-cell table:style-name="ce197" office:value-type="string" calcext:value-type="string">
            <text:p>service sequence-numbers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180" office:value-type="string" calcext:value-type="string">
            <text:p>Nemožnosť prihlásenia pri zaseknutom TCP spojení</text:p>
          </table:table-cell>
          <table:table-cell table:style-name="ce192" office:value-type="string" calcext:value-type="string">
            <text:p>Terminovanie zaseknutého TCP spojenia</text:p>
          </table:table-cell>
          <table:table-cell table:style-name="ce220" office:value-type="string" calcext:value-type="string">
            <text:p><text:span text:style-name="T4">service tcp-keepalives-in</text:span></text:p>
            <text:p><text:span text:style-name="T4">service tcp-keepalives-out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Vloženie a manipulácia so smerovacími informáciami</text:p>
          </table:table-cell>
          <table:table-cell table:style-name="ce194" office:value-type="string" calcext:value-type="string">
            <text:p>Autentizácia smerovacích protokolov (nie heslá v otvorenej podobe)</text:p>
          </table:table-cell>
          <table:table-cell table:style-name="ce197" office:value-type="string" calcext:value-type="string">
            <text:p>router bgp &lt;as number&gt;</text:p>
            <text:p> neighbor &lt;ip address&gt; password &lt;password&gt;</text:p>
          </table:table-cell>
          <table:table-cell office:value-type="string" calcext:value-type="string">
            <text:p>TODO</text:p>
          </table:table-cell>
        </table:table-row>
        <table:table-row table:style-name="ro5">
          <table:table-cell table:style-name="ce183" office:value-type="string" calcext:value-type="string">
            <text:p>Vloženie a manipulácia so smerovacími informáciami</text:p>
          </table:table-cell>
          <table:table-cell table:style-name="ce194" office:value-type="string" calcext:value-type="string">
            <text:p>Autentizácia smerovacích protokolov (nie heslá v otvorenej podobe)</text:p>
          </table:table-cell>
          <table:table-cell table:style-name="ce195" office:value-type="string" calcext:value-type="string">
            <text:p>key chain &lt;chain name&gt;</text:p>
            <text:p> key&lt;id&gt;</text:p>
            <text:p>  key-string &lt;password&gt;</text:p>
            <text:p><text:span text:style-name="T6">interface &lt;interface name&gt; &lt;interface id&gt;</text:span></text:p>
            <text:p> ip authentication mode eigrp &lt;as&gt; md5</text:p>
            <text:p><text:span text:style-name="T1"> ip authentication keyc-chain eigrp &lt;as&gt; &lt;chain name&gt;</text:span></text:p>
            <text:p><text:span text:style-name="T1"> ipv6 authentication mode eigrp &lt;as&gt; md5</text:span></text:p>
            <text:p><text:span text:style-name="T1"> ipv6 authentication keyc-chain eigrp &lt;as&gt; &lt;chain name&gt;</text:span></text:p>
            <text:p/>
          </table:table-cell>
          <table:table-cell office:value-type="string" calcext:value-type="string">
            <text:p>TODO</text:p>
          </table:table-cell>
        </table:table-row>
        <table:table-row table:style-name="ro23">
          <table:table-cell table:style-name="ce183" office:value-type="string" calcext:value-type="string">
            <text:p>Vloženie a manipulácia so smerovacími informáciami</text:p>
          </table:table-cell>
          <table:table-cell table:style-name="ce194" office:value-type="string" calcext:value-type="string">
            <text:p>Autentizácia smerovacích protokolov (nie heslá v otvorenej podobe)</text:p>
          </table:table-cell>
          <table:table-cell table:style-name="ce221" office:value-type="string" calcext:value-type="string">
            <text:p><text:span text:style-name="T1">key chain &lt;chain name&gt;</text:span></text:p>
            <text:p><text:span text:style-name="T1"> key&lt;id&gt;</text:span></text:p>
            <text:p><text:span text:style-name="T1">  key-string &lt;password&gt;</text:span></text:p>
            <text:p>router ospf &lt;process id&gt;</text:p>
            <text:p> area &lt;ared id&gt; authentication message-digest</text:p>
            <text:p><text:span text:style-name="T1"> area &lt;area id&gt; authentication key-chain &lt;chain name&gt;</text:span></text:p>
            <text:p><text:span text:style-name="T1">ipv6 router ospf &lt;process id&gt;</text:span></text:p>
            <text:p><text:span text:style-name="T1"> area &lt;area id&gt; authentication message-digest</text:span></text:p>
            <text:p/>
            <text:p><text:span text:style-name="T6">interface &lt;interface name&gt; &lt;interface id&gt;</text:span></text:p>
            <text:p><text:span text:style-name="T1"> ip ospf message-digest-key &lt;key id&gt; md5|sha &lt;password&gt;</text:span></text:p>
            <text:p><text:span text:style-name="T1"> ip ospf authentication message-digest</text:span></text:p>
            <text:p><text:span text:style-name="T1"> ospfv3 authentication md5 0 27576134094768132473302031209727</text:span></text:p>
            <text:p><text:span text:style-name="T1"> no ip ospf authentication-key OPENKEY</text:span></text:p>
            <text:p><text:span text:style-name="T1"> </text:span> </text:p>
          </table:table-cell>
          <table:table-cell office:value-type="string" calcext:value-type="string">
            <text:p>TODO</text:p>
          </table:table-cell>
        </table:table-row>
        <table:table-row table:style-name="ro12">
          <table:table-cell table:style-name="ce183" office:value-type="string" calcext:value-type="string">
            <text:p>Vloženie a manipulácia so smerovacími informáciami</text:p>
          </table:table-cell>
          <table:table-cell table:style-name="ce194" office:value-type="string" calcext:value-type="string">
            <text:p>Autentizácia smerovacích protokolov (nie heslá v otvorenej podobe)</text:p>
          </table:table-cell>
          <table:table-cell table:style-name="ce195" office:value-type="string" calcext:value-type="string">
            <text:p><text:span text:style-name="T1">key chain &lt;chain name&gt;</text:span></text:p>
            <text:p><text:span text:style-name="T1"> key &lt;id&gt;</text:span></text:p>
            <text:p><text:span text:style-name="T1">  key-string &lt;password&gt;</text:span></text:p>
            <text:p><text:span text:style-name="T6">interface &lt;interface name&gt; &lt;interface id&gt;</text:span></text:p>
            <text:p><text:span text:style-name="T1"> ip rip authentication key-chain &lt;chain name&gt;</text:span></text:p>
            <text:p><text:span text:style-name="T1"> ip rip authentication mode md5</text:span></text:p>
          </table:table-cell>
          <table:table-cell office:value-type="string" calcext:value-type="string">
            <text:p>TODO</text:p>
          </table:table-cell>
        </table:table-row>
        <table:table-row table:style-name="ro14">
          <table:table-cell table:style-name="ce183" office:value-type="string" calcext:value-type="string">
            <text:p>OSPF virtuálne linky degradujú výkon</text:p>
          </table:table-cell>
          <table:table-cell table:style-name="ce194" office:value-type="string" calcext:value-type="string">
            <text:p>Vypnutie virtuálnych liniek pre OSPF</text:p>
          </table:table-cell>
          <table:table-cell table:style-name="ce186" office:value-type="string" calcext:value-type="string">
            <text:p>no area &lt;area id&gt; virtual-link &lt;ip address&gt;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 table:style-name="ce183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ce195" office:value-type="string" calcext:value-type="string">
            <text:p>Špecifikovanie rozhraní, ktoré nebudú prijímať smerovacie informácie</text:p>
          </table:table-cell>
          <table:table-cell table:style-name="ce186" office:value-type="string" calcext:value-type="string">
            <text:p>router rip</text:p>
            <text:p> passive-interface default</text:p>
            <text:p><text:span text:style-name="T41"> no passive-interface </text:span><text:span text:style-name="T42">&lt;interface name&gt; &lt;interface id&gt;</text:span></text:p>
            <text:p/>
            <text:p><text:span text:style-name="T1">router ospf &lt;process&gt;</text:span></text:p>
            <text:p><text:span text:style-name="T1"> passive-interface default</text:span></text:p>
            <text:p><text:span text:style-name="T41"> no passive-interface </text:span><text:span text:style-name="T42">&lt;interface name&gt; &lt;interface id&gt;</text:span></text:p>
            <text:p/>
            <text:p><text:span text:style-name="T43">router eigrp &lt;as&gt;</text:span></text:p>
            <text:p><text:span text:style-name="T43"> passive-interface default</text:span></text:p>
            <text:p><text:span text:style-name="T44"> no passive-interface </text:span><text:span text:style-name="T45">&lt;interface name&gt; &lt;interface id&gt;</text:span></text:p>
          </table:table-cell>
          <table:table-cell office:value-type="string" calcext:value-type="string">
            <text:p>TODO</text:p>
          </table:table-cell>
        </table:table-row>
        <table:table-row table:style-name="ro6">
          <table:table-cell table:style-name="ce183" office:value-type="string" calcext:value-type="string">
            <text:p>Nemožnosť sprevádzkovať procesy smerovacích protokolov v určitých prípadoch pri použití IPv6</text:p>
          </table:table-cell>
          <table:table-cell table:style-name="ce195" office:value-type="string" calcext:value-type="string">
            <text:p>Špecifikovanie identifikátorov smerovacích protokolov pre každý router (router ID)</text:p>
          </table:table-cell>
          <table:table-cell table:style-name="ce195" office:value-type="string" calcext:value-type="string">
            <text:p>router ospf 1|eigrp1|bgp</text:p>
            <text:p><text:span text:style-name="T1">  router-id &lt;ip-address&gt; </text:span></text:p>
            <text:p><text:span text:style-name="T1">ipv6 router ospf  &lt;process-id&gt;</text:span></text:p>
            <text:p><text:span text:style-name="T1">  router-id &lt;ip-address&gt; 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Vysledovateľnosť nefunkčnosti smerovacieho protokolu a nesprávneho nastavenia</text:p>
          </table:table-cell>
          <table:table-cell table:style-name="ce195" office:value-type="string" calcext:value-type="string">
            <text:p>Zaznamenanie zmeny v logu pri zmenách v smerovaní</text:p>
          </table:table-cell>
          <table:table-cell table:style-name="ce221" office:value-type="string" calcext:value-type="string">
            <text:p>router eigrp &lt;as&gt;</text:p>
            <text:p> (eigrp) log-neighbor-chang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Vysledovateľnosť nefunkčnosti smerovacieho protokolu a nesprávneho nastavenia</text:p>
          </table:table-cell>
          <table:table-cell table:style-name="ce195" office:value-type="string" calcext:value-type="string">
            <text:p>Zaznamenanie zmeny v logu pri zmenách v smerovaní</text:p>
          </table:table-cell>
          <table:table-cell table:style-name="ce221" office:value-type="string" calcext:value-type="string">
            <text:p><text:span text:style-name="T1">router ospf &lt;process&gt;</text:span></text:p>
            <text:p> log-neighbor-chang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Vysledovateľnosť nefunkčnosti smerovacieho protokolu a nesprávneho nastavenia</text:p>
          </table:table-cell>
          <table:table-cell table:style-name="ce195" office:value-type="string" calcext:value-type="string">
            <text:p>Zaznamenanie zmeny v logu pri zmenách v smerovaní</text:p>
          </table:table-cell>
          <table:table-cell table:style-name="ce221" office:value-type="string" calcext:value-type="string">
            <text:p>router bgp &lt;as&gt;</text:p>
            <text:p> (bgp )log-neighbor-chang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Škodlivé vloženie smerovacích informácií informácií, vzdialený útok</text:p>
          </table:table-cell>
          <table:table-cell table:style-name="ce194" office:value-type="string" calcext:value-type="string">
            <text:p>TTL security</text:p>
          </table:table-cell>
          <table:table-cell table:style-name="ce186" office:value-type="string" calcext:value-type="string">
            <text:p><text:span text:style-name="T46">router bgp &lt;as&gt;</text:span></text:p>
            <text:p><text:span text:style-name="T46"> neighbor &lt;ip address&gt; ttl-security hops &lt;num&gt;</text:span>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83" office:value-type="string" calcext:value-type="string">
            <text:p>Nesprávne smerovanie kvôli sumarizácií</text:p>
          </table:table-cell>
          <table:table-cell table:style-name="ce194" office:value-type="string" calcext:value-type="string">
            <text:p>Vypnutie automatickej sumarizácie smerovacích protokolov</text:p>
          </table:table-cell>
          <table:table-cell table:style-name="ce195" office:value-type="string" calcext:value-type="string">
            <text:p>router rip</text:p>
            <text:p> no auto-summary</text:p>
            <text:p/>
            <text:p>router eigrp &lt;as&gt;</text:p>
            <text:p> no auto-summary</text:p>
            <text:p/>
            <text:p>router bgp &lt;as&gt;</text:p>
            <text:p> no auto-summary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0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office:value-type="string" calcext:value-type="string">
            <text:p>Zahadzovanie IPv4 paketov s rozšírenou hlavičkou (IP Options filtering)</text:p>
          </table:table-cell>
          <table:table-cell table:style-name="ce218" office:value-type="string" calcext:value-type="string">
            <text:p>ip options drop</text:p>
          </table:table-cell>
          <table:table-cell office:value-type="string" calcext:value-type="string">
            <text:p>OK</text:p>
          </table:table-cell>
        </table:table-row>
        <table:table-row table:style-name="ro17">
          <table:table-cell table:style-name="ce180" office:value-type="string" calcext:value-type="string">
            <text:p>Odpočúvanie komunikácie <text:s/>cez nezabezpečené tunely</text:p>
          </table:table-cell>
          <table:table-cell office:value-type="string" calcext:value-type="string">
            <text:p>Vypnúť tunely ktoré nie sú zabezpečené alebo zabezpečiť tunely</text:p>
          </table:table-cell>
          <table:table-cell table:style-name="ce221" office:value-type="string" calcext:value-type="string">
            <text:p>crypto isakmp policy &lt;policy id&gt;</text:p>
            <text:p> encryption aes</text:p>
            <text:p> authentication pre-shared</text:p>
            <text:p> group &lt;group id&gt;</text:p>
            <text:p>crypto isakmp key &lt;key&gt; address &lt;ip address&gt; </text:p>
            <text:p>crypto ipsec transform-set &lt;set name&gt; esp-aes esp-sha-hmac</text:p>
            <text:p> crypto map &lt;map name&gt; 10 ipsec-isakmp</text:p>
            <text:p>  set peer &lt;peer ip&gt;</text:p>
            <text:p>  set transform &lt;set name&gt; </text:p>
            <text:p>  match address &lt;acl name&gt;</text:p>
            <text:p>ip access-list extended &lt;acl name&gt;</text:p>
            <text:p>  permit ip &lt;source ip&gt; &lt;wildcard mask&gt; &lt;destination ip&gt; &lt; wildcard mask&gt;</text:p>
            <text:p>interface &lt;interface name&gt;</text:p>
            <text:p> crypto map &lt;map name&gt;</text:p>
            <text:p/>
            <text:p>interface tunnel &lt;number&gt;</text:p>
            <text:p> ip address &lt;ip address&gt; &lt;mask&gt;</text:p>
            <text:p><text:span text:style-name="T1"> tunnel source &lt;ip address&gt; &lt;mask&gt;</text:span></text:p>
            <text:p><text:span text:style-name="T1"> tunnel destination &lt;ip address&gt; &lt;mask&gt;</text:span></text:p>
          </table:table-cell>
          <table:table-cell office:value-type="string" calcext:value-type="string">
            <text:p>TODO</text:p>
          </table:table-cell>
        </table:table-row>
        <table:table-row table:style-name="ro10">
          <table:table-cell table:style-name="ce180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222" office:value-type="string" calcext:value-type="string">
            <text:p><text:span text:style-name="T47">ip flow-export version 9</text:span></text:p>
            <text:p><text:span text:style-name="T48">ip flow-export destination &lt;ip address&gt; &lt;port&gt;</text:span></text:p>
            <text:p><text:span text:style-name="T48">interface &lt;interface name&gt; &lt;interface id&gt;</text:span></text:p>
            <text:p><text:span text:style-name="T48"> ip flow ingress</text:span></text:p>
            <text:p><text:span text:style-name="T48"> ip flow egress</text:span>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0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223" office:value-type="string" calcext:value-type="string">
            <text:p><text:span text:style-name="T49">monitor session &lt;session id&gt; source </text:span><text:span text:style-name="T50">&lt;interface name&gt; &lt;interface id&gt; </text:span></text:p>
            <text:p><text:span text:style-name="T51">monitor session &lt;session id&gt;</text:span><text:span text:style-name="T52"> destination </text:span><text:span text:style-name="T53">&lt;interface name&gt; &lt;interface id&gt;</text:span></text:p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180" office:value-type="string" calcext:value-type="string">
            <text:p>IP spoofing</text:p>
          </table:table-cell>
          <table:table-cell office:value-type="string" calcext:value-type="string">
            <text:p>Špecifikácia ACL na zakázanie a logovanie privátnych a špeciálnych IP adries z RFC 6890, RFC 8190</text:p>
          </table:table-cell>
          <table:table-cell table:style-name="ce195" office:value-type="string" calcext:value-type="string">
            <text:p>ip access-list standard &lt;acl name&gt;</text:p>
            <text:p> remark BLOCK_ADDRESSES RFC 1918</text:p>
            <text:p><text:span text:style-name="T1"> deny &lt;ip address&gt; &lt;wildcard mask&gt;</text:span> log-input</text:p>
            <text:p/>
            <text:p><text:span text:style-name="T6">interface &lt;interface name&gt; &lt;interface id&gt;</text:span></text:p>
            <text:p><text:span text:style-name="T6"> ip access-group &lt;acl name&gt; in</text:span></text:p>
          </table:table-cell>
          <table:table-cell/>
        </table:table-row>
        <table:table-row table:style-name="ro9">
          <table:table-cell table:style-name="ce180" office:value-type="string" calcext:value-type="string">
            <text:p>IP spoofing</text:p>
          </table:table-cell>
          <table:table-cell office:value-type="string" calcext:value-type="string">
            <text:p>Špecifikácia ACL na zakázanie a logovanie špeciálnych IPv6 adries z RFC 6890, RFC 8190, RFC 5156</text:p>
          </table:table-cell>
          <table:table-cell table:style-name="ce195" office:value-type="string" calcext:value-type="string">
            <text:p/>
            <text:p><text:span text:style-name="T1">ipv6 access-list &lt;acl name&gt;</text:span></text:p>
            <text:p><text:span text:style-name="T1"> remark BLOCK_ADDRESSES RFC 5156</text:span></text:p>
            <text:p><text:span text:style-name="T1"> deny &lt;ipv6 address&gt; &lt;prefix&gt; any log-input</text:span>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16">
          <table:table-cell table:style-name="ce183" office:value-type="string" calcext:value-type="string">
            <text:p>Rogue root bridge </text:p>
          </table:table-cell>
          <table:table-cell table:style-name="ce194" office:value-type="string" calcext:value-type="string">
            <text:p>Rogue root bridge protection (root guard)</text:p>
          </table:table-cell>
          <table:table-cell table:style-name="ce224" office:value-type="string" calcext:value-type="string">
            <text:p><text:span text:style-name="T54">interface &lt;interface name&gt; &lt;interface id&gt;</text:span></text:p>
            <text:p><text:span text:style-name="T54"> spanning-tree rootguard</text:span></text:p>
            <text:p><text:span text:style-name="T54"> spanning-tree guard root</text:span></text:p>
          </table:table-cell>
          <table:table-cell office:value-type="string" calcext:value-type="string">
            <text:p>OK</text:p>
          </table:table-cell>
        </table:table-row>
        <table:table-row table:style-name="ro20">
          <table:table-cell table:style-name="ce184" office:value-type="string" calcext:value-type="string">
            <text:p>Pripojenie prepínaču na koncový prístupový port</text:p>
          </table:table-cell>
          <table:table-cell table:style-name="ce194" office:value-type="string" calcext:value-type="string">
            <text:p>BPDU protection (BPDU guard)</text:p>
          </table:table-cell>
          <table:table-cell table:style-name="ce225" office:value-type="string" calcext:value-type="string">
            <text:p>spanning-tree portfast bpduguard default</text:p>
            <text:p/>
            <text:p>alebo</text:p>
            <text:p/>
            <text:p><text:span text:style-name="T6">interface &lt;interface name&gt; &lt;interface id&gt;</text:span></text:p>
            <text:p><text:span text:style-name="T6">  spanning-tree bpduguard enable</text:span></text:p>
            <text:p/>
            <text:p><text:span text:style-name="T55">vyhnúť sa</text:span></text:p>
            <text:p/>
            <text:p><text:span text:style-name="T6">spanning-tree portfast bpdufilter enable</text:span></text:p>
            <text:p/>
            <text:p><text:span text:style-name="T6">interface &lt;interface name&gt; &lt;interface id&gt;</text:span></text:p>
            <text:p><text:span text:style-name="T6">  spanning-tree bpdufilter enable</text:span></text:p>
            <text:p/>
            <text:p/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183" office:value-type="string" calcext:value-type="string">
            <text:p>Rýchlosť konvergencie</text:p>
          </table:table-cell>
          <table:table-cell table:style-name="ce194" office:value-type="string" calcext:value-type="string">
            <text:p>Prístupové porty by sa nemali podieľať na STP procese</text:p>
          </table:table-cell>
          <table:table-cell table:style-name="ce226" office:value-type="string" calcext:value-type="string">
            <text:p>spanning-tree portfast default</text:p>
            <text:p/>
            <text:p>alebo</text:p>
            <text:p/>
            <text:p><text:span text:style-name="T6">interface &lt;interface name&gt; &lt;interface id&gt;</text:span></text:p>
            <text:p><text:span text:style-name="T6"> spanning-tree portfast</text:span></text:p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183" office:value-type="string" calcext:value-type="string">
            <text:p>Jednosmerná komunikácia medzi prepínačmi môže viesť k topológii so slučkami</text:p>
          </table:table-cell>
          <table:table-cell table:style-name="ce194" office:value-type="string" calcext:value-type="string">
            <text:p><text:s/>Špeciálne konfigurácie zaisťujúce bezslučkovú topológiu pomocou STP keď nastane jednosmerná komunikácia (Loop Guard)</text:p>
          </table:table-cell>
          <table:table-cell table:style-name="ce227" office:value-type="string" calcext:value-type="string">
            <text:p>spanning-tree loopguard default</text:p>
            <text:p/>
            <text:p>alebo </text:p>
            <text:p/>
            <text:p><text:span text:style-name="T56">interface &lt;interface name&gt; &lt;interface id&gt;</text:span></text:p>
            <text:p><text:span text:style-name="T56"> spanning-tree guard loop</text:span></text:p>
          </table:table-cell>
          <table:table-cell/>
        </table:table-row>
        <table:table-row table:style-name="ro14">
          <table:table-cell table:style-name="ce183" office:value-type="string" calcext:value-type="string">
            <text:p>Nemožnosť identifikácie účelu VLAN</text:p>
          </table:table-cell>
          <table:table-cell table:style-name="ce194" office:value-type="string" calcext:value-type="string">
            <text:p>Pridanie mena k VLAN</text:p>
          </table:table-cell>
          <table:table-cell table:style-name="ce225" office:value-type="string" calcext:value-type="string">
            <text:p>vlan &lt;id&gt;</text:p>
            <text:p> name &lt;name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Špeciálna VLAN pre manažment na obmedzenie prístupu iba pre administrátorov</text:p>
          </table:table-cell>
          <table:table-cell table:style-name="ce194" office:value-type="string" calcext:value-type="string">
            <text:p>Vytvorenie separátnej VLAN pre manažment</text:p>
          </table:table-cell>
          <table:table-cell table:style-name="ce226" office:value-type="string" calcext:value-type="string">
            <text:p>vlan &lt;id&gt;  </text:p>
            <text:p>name MANAGEMENT_VLAN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3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ce194" office:value-type="string" calcext:value-type="string">
            <text:p>Vytvorenie špeciálnej black hole VLAN pre nevyužité porty</text:p>
          </table:table-cell>
          <table:table-cell table:style-name="ce226" office:value-type="string" calcext:value-type="string">
            <text:p>vlan &lt;id&gt;  </text:p>
            <text:p>name BLACKHOLE_VLAN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Predvolenej VLAN je povolené prepnuté na akýkoľvek port, VLAN hopping, double tagging</text:p>
          </table:table-cell>
          <table:table-cell table:style-name="ce194" office:value-type="string" calcext:value-type="string">
            <text:p>Odobrať všetky porty z predvolenej VLAN</text:p>
          </table:table-cell>
          <table:table-cell table:style-name="ce228" office:value-type="string" calcext:value-type="string">
            <text:p><text:span text:style-name="T6">interface &lt;interface name&gt; &lt;interface id&gt;</text:span></text:p>
            <text:p><text:span text:style-name="T6"> switchport mode access</text:span></text:p>
            <text:p><text:span text:style-name="T6"> switchport access vlan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83" office:value-type="string" calcext:value-type="string">
            <text:p>Predvolenej VLAN je povolené byť prepnutá na akýkoľvek port, VLAN hopping, double tagging</text:p>
          </table:table-cell>
          <table:table-cell table:style-name="ce194" office:value-type="string" calcext:value-type="string">
            <text:p>Vytvorenie natívnej VLAN rozdielnej ako predvolená, priradenie k trunk portu a povolenie iba potrebných portov</text:p>
          </table:table-cell>
          <table:table-cell table:style-name="ce226" office:value-type="string" calcext:value-type="string">
            <text:p><text:span text:style-name="T57">vlan &lt;id&gt;  </text:span></text:p>
            <text:p><text:span text:style-name="T57">name NATIVE_VLAN</text:span></text:p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switchport trunk native vlan &lt;id&gt;</text:span></text:p>
            <text:p><text:span text:style-name="T6"> switchport trunk allowed vlan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84" office:value-type="string" calcext:value-type="string">
            <text:p>DTP útok, Switch spoofing útok</text:p>
          </table:table-cell>
          <table:table-cell table:style-name="ce194" office:value-type="string" calcext:value-type="string">
            <text:p>Vypnutie dynamického trunkovacieho protokolu a explicitne určiť porty ako prístupové a trunk</text:p>
          </table:table-cell>
          <table:table-cell table:style-name="ce226" office:value-type="string" calcext:value-type="string"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no switchport mode dynamic desirable</text:span></text:p>
            <text:p><text:span text:style-name="T6"> no switchport mode dynamic auto</text:span></text:p>
            <text:p><text:span text:style-name="T6"> switchport nonegotiate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83" office:value-type="string" calcext:value-type="string">
            <text:p>MAC Spoofing, MAC Flooding </text:p>
          </table:table-cell>
          <table:table-cell table:style-name="ce194" office:value-type="string" calcext:value-type="string">
            <text:p>Definovanie maximálne 1 MAC adresy na port, priradenie MAC adresy na port</text:p>
          </table:table-cell>
          <table:table-cell table:style-name="ce226" office:value-type="string" calcext:value-type="string">
            <text:p/>
            <text:p><text:span text:style-name="T6">interface &lt;interface name&gt; &lt;interface id&gt;</text:span></text:p>
            <text:p><text:span text:style-name="T58"> </text:span><text:span text:style-name="T59">switchport port-security maximum 1</text:span></text:p>
            <text:p><text:span text:style-name="T60"> switchport port-security mac-address sticky</text:span></text:p>
            <text:p/>
            <text:p><text:span text:style-name="T60"> alebo</text:span></text:p>
            <text:p/>
            <text:p><text:span text:style-name="T60"> switchport port-security mac-address static &lt;mac address&gt;</text:span></text:p>
            <text:p><text:span text:style-name="T60"> switchport port-security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3" office:value-type="string" calcext:value-type="string">
            <text:p>MAC Spoofing, MAC Flooding </text:p>
          </table:table-cell>
          <table:table-cell table:style-name="ce194" office:value-type="string" calcext:value-type="string">
            <text:p>Nastavenie režimu narušenia, ktorý vypne port alebo informuje správcu o pripojení nepovoleného zariadenia</text:p>
          </table:table-cell>
          <table:table-cell table:style-name="ce228" office:value-type="string" calcext:value-type="string">
            <text:p><text:span text:style-name="T35">interface &lt;interface name&gt; &lt;interface id&gt;</text:span></text:p>
            <text:p><text:span text:style-name="T58"> </text:span><text:span text:style-name="T59">switchport port-security violation mode shutdown</text:span></text:p>
            <text:p><text:span text:style-name="T58"> </text:span><text:span text:style-name="T59">switchport port-security violation mode restrict</text:span></text:p>
            <text:p><text:span text:style-name="T61"> no</text:span><text:span text:style-name="T62"> </text:span><text:span text:style-name="T63">switchport port-security violation mode protect</text:span>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83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ce196" office:value-type="string" calcext:value-type="string">
            <text:p>Vypnutie MVRP. MRP, GARP, VTP, GVRP po úspešnej propagácií VLAN</text:p>
          </table:table-cell>
          <table:table-cell table:style-name="ce226" office:value-type="string" calcext:value-type="string">
            <text:p>vtp mode transparent</text:p>
            <text:p/>
            <text:p>alebo</text:p>
            <text:p/>
            <text:p>vtp off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3" office:value-type="string" calcext:value-type="string">
            <text:p>VTP musí byť používané</text:p>
          </table:table-cell>
          <table:table-cell table:style-name="ce195" office:value-type="string" calcext:value-type="string">
            <text:p>Uprednostniť VTP verzie 3, špecifikovať skryté heslo a zapnúť VTP prunning pokiaľ musí byť VTP zapnuté</text:p>
          </table:table-cell>
          <table:table-cell table:style-name="ce197" office:value-type="string" calcext:value-type="string">
            <text:p>vtp version 3</text:p>
            <text:p>vtp password &lt;password&gt; hidden</text:p>
            <text:p>vtp pruning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3" office:value-type="string" calcext:value-type="string">
            <text:p>Vysoké zaťaženie linky</text:p>
          </table:table-cell>
          <table:table-cell table:style-name="ce194" office:value-type="string" calcext:value-type="string">
            <text:p>Poslanie notifikácie pri prekročení prahovej hodnoty zaťaženia linky</text:p>
          </table:table-cell>
          <table:table-cell table:style-name="ce197" office:value-type="string" calcext:value-type="string">
            <text:p>storm-control unicast level &lt;top level&gt; &lt;down level&gt;</text:p>
            <text:p><text:span text:style-name="T2">storm-control broadcast level &lt;top level&gt; &lt;down level&gt;</text:span></text:p>
            <text:p><text:span text:style-name="T2">storm-control multicast level &lt;top level&gt; &lt;down level&gt;</text:span></text:p>
            <text:p><text:span text:style-name="T2">storm-control action trap</text:span></text:p>
          </table:table-cell>
          <table:table-cell/>
        </table:table-row>
        <table:table-row table:style-name="ro24">
          <table:table-cell table:style-name="ce184" office:value-type="string" calcext:value-type="string">
            <text:p>Využívanie siete nepovolenými používateľmi</text:p>
          </table:table-cell>
          <table:table-cell table:style-name="ce194" office:value-type="string" calcext:value-type="string">
            <text:p>Zapnutie 802.1x </text:p>
          </table:table-cell>
          <table:table-cell table:style-name="ce221" office:value-type="string" calcext:value-type="string">
            <text:p><text:span text:style-name="T1">dot1x system-auth-control</text:span></text:p>
            <text:p><text:span text:style-name="T1">identity profile default</text:span></text:p>
            <text:p><text:span text:style-name="T6">interface &lt;interface name&gt; &lt;interface id&gt;</text:span></text:p>
            <text:p><text:span text:style-name="T6">  access-session port-control auto </text:span></text:p>
            <text:p><text:span text:style-name="T6">   </text:span></text:p>
            <text:p><text:span text:style-name="T6">  alebo</text:span></text:p>
            <text:p/>
            <text:p><text:span text:style-name="T6">  dot1x port-control auto</text:span></text:p>
            <text:p/>
            <text:p><text:span text:style-name="T6">  alebo</text:span></text:p>
            <text:p/>
            <text:p><text:span text:style-name="T6">  authentication port-control auto</text:span></text:p>
            <text:p><text:span text:style-name="T6">  dot1x pae authenticator|supplicant </text:span></text:p>
            <text:p/>
            <text:p><text:span text:style-name="T58">  no dot1x </text:span><text:span text:style-name="T64">port-control force-authorized</text:span></text:p>
            <text:p/>
            <text:p><text:span text:style-name="T43">  alebo</text:span></text:p>
            <text:p><text:span text:style-name="T6">  </text:span></text:p>
            <text:p><text:span text:style-name="T58">  no access-session </text:span><text:span text:style-name="T64">port-control force-authorized</text:span></text:p>
            <text:p/>
            <text:p><text:span text:style-name="T43">  alebo</text:span></text:p>
            <text:p/>
            <text:p><text:span text:style-name="T65">  no authentication</text:span><text:span text:style-name="T62"> </text:span><text:span text:style-name="T66">port-control force-authorized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4" office:value-type="string" calcext:value-type="string">
            <text:p>Útok hrubou silou hádaním prístupových údajov pre 802.1x </text:p>
          </table:table-cell>
          <table:table-cell table:style-name="ce194" office:value-type="string" calcext:value-type="string">
            <text:p>Limitovanie maximálneho počtu neúspešných pokusov o autentizáciu 802.1x</text:p>
          </table:table-cell>
          <table:table-cell table:style-name="ce229" office:value-type="string" calcext:value-type="string">
            <text:p>dot1x auth-fail max-attempts &lt;number&gt;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184" office:value-type="string" calcext:value-type="string">
            <text:p>IPv6 ND Spoofing</text:p>
          </table:table-cell>
          <table:table-cell table:style-name="ce194" office:value-type="string" calcext:value-type="string">
            <text:p>IPv6 ND Inspection</text:p>
          </table:table-cell>
          <table:table-cell table:style-name="ce230" office:value-type="string" calcext:value-type="string">
            <text:p><text:span text:style-name="T1">ipv6 nd inspection policy &lt;policy name&gt;</text:span></text:p>
            <text:p><text:span text:style-name="T1"> drop unsecure</text:span></text:p>
            <text:p><text:span text:style-name="T1"> device-role monitor</text:span></text:p>
            <text:p><text:span text:style-name="T1"> tracking disable stale-lifetime infinite</text:span></text:p>
            <text:p><text:span text:style-name="T1"> trusted-port</text:span></text:p>
            <text:p><text:span text:style-name="T6">interface &lt;interface name&gt; &lt;interface id&gt;</text:span></text:p>
            <text:p><text:span text:style-name="T6"> ipv6 nd inspection attach-policy 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84" office:value-type="string" calcext:value-type="string">
            <text:p>Rogue RA</text:p>
            <text:p>RA Flood</text:p>
            <text:p><text:span text:style-name="T1">Route Information Option injection</text:span></text:p>
            <text:p><text:span text:style-name="T1">RA RouterLifeTime=0</text:span></text:p>
            <text:p/>
          </table:table-cell>
          <table:table-cell table:style-name="ce194" office:value-type="string" calcext:value-type="string">
            <text:p>RA Guard</text:p>
          </table:table-cell>
          <table:table-cell table:style-name="ce231" office:value-type="string" calcext:value-type="string">
            <text:p><text:span text:style-name="T67">ipv6 nd raguard policy &lt;polic name&gt;</text:span></text:p>
            <text:p><text:span text:style-name="T67"> device-role host|router</text:span></text:p>
            <text:p><text:span text:style-name="T67"> hop-limit maximu &lt;number&gt;</text:span></text:p>
            <text:p><text:span text:style-name="T67"> managed-config-flag on|off</text:span></text:p>
            <text:p><text:span text:style-name="T68"> other-config-flag on|off</text:span></text:p>
            <text:p><text:span text:style-name="T68"> match ipv6 access-list &lt;acl name&gt;</text:span></text:p>
            <text:p><text:span text:style-name="T68"> match ra prefix-list &lt;prefix list name&gt;</text:span></text:p>
            <text:p><text:span text:style-name="T68"> trusted-port</text:span></text:p>
            <text:p><text:span text:style-name="T6">interface &lt;interface name&gt; &lt;interface id&gt;</text:span></text:p>
            <text:p><text:span text:style-name="T69"> </text:span><text:span text:style-name="T70">ipv6 nd ra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183" office:value-type="string" calcext:value-type="string">
            <text:p>DHCP spoofing</text:p>
          </table:table-cell>
          <table:table-cell table:style-name="ce195" office:value-type="string" calcext:value-type="string">
            <text:p>DHCP snooping, IPv6 Snooping, DHCPv6 Guard</text:p>
          </table:table-cell>
          <table:table-cell table:style-name="ce197" office:value-type="string" calcext:value-type="string">
            <text:p>ip dhcp snooping</text:p>
            <text:p>ip dhcp snooping vlan &lt;vlan-id&gt; </text:p>
            <text:p><text:span text:style-name="T6">interface &lt;interface name&gt; &lt;interface id&gt;</text:span></text:p>
            <text:p> ip dhcp snooping trust</text:p>
            <text:p> no ip dhcp snooping trust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DHCP spoofing</text:p>
          </table:table-cell>
          <table:table-cell table:style-name="ce195" office:value-type="string" calcext:value-type="string">
            <text:p>DHCP snooping, IPv6 Snooping, DHCPv6 Guard</text:p>
          </table:table-cell>
          <table:table-cell table:style-name="ce232" office:value-type="string" calcext:value-type="string">
            <text:p><text:span text:style-name="T71">ipv6 snooping policy &lt;policy name&gt;</text:span></text:p>
            <text:p><text:span text:style-name="T71">  ipv6 snooping attach-policy &lt;policy name&gt;</text:span></text:p>
            <text:p><text:span text:style-name="T71">  prefix-glean</text:span>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83" office:value-type="string" calcext:value-type="string">
            <text:p>DHCP spoofing</text:p>
          </table:table-cell>
          <table:table-cell table:style-name="ce195" office:value-type="string" calcext:value-type="string">
            <text:p>DHCP snooping, IPv6 Snooping, DHCPv6 Guard</text:p>
          </table:table-cell>
          <table:table-cell table:style-name="ce197" office:value-type="string" calcext:value-type="string">
            <text:p>ipv6 access-list &lt;acl name&gt;</text:p>
            <text:p> permit host &lt;ipv6 address&gt; any</text:p>
            <text:p>ipv6 prefix-list &lt;prefix list name&gt; permit &lt;ipv6 address&gt;  le 128</text:p>
            <text:p>ipv6 dhcp guard policy &lt;policy name&gt;</text:p>
            <text:p> device-role server|client</text:p>
            <text:p> match server access-list &lt;acl name&gt;</text:p>
            <text:p> match reply prefix-list &lt;prefix list name&gt;</text:p>
            <text:p> trusted-port</text:p>
            <text:p><text:span text:style-name="T6">interface &lt;interface name&gt; &lt;interface id&gt;</text:span></text:p>
            <text:p><text:span text:style-name="T6"> ipv6 dhcp 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5" office:value-type="string" calcext:value-type="string">
            <text:p>Príliš veľa DHCP paketov, zaplavenie DHCP paketmi</text:p>
          </table:table-cell>
          <table:table-cell table:style-name="ce197" office:value-type="string" calcext:value-type="string">
            <text:p>Obmedziť počet DHCP paketov na nedôveryhodných rozhraniach</text:p>
          </table:table-cell>
          <table:table-cell table:style-name="ce233" office:value-type="string" calcext:value-type="string">
            <text:p><text:span text:style-name="T6">interface &lt;interface name&gt; &lt;interface id&gt;</text:span></text:p>
            <text:p> ip dhcp snooping limit rate 100 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83" office:value-type="string" calcext:value-type="string">
            <text:p>ARP Spoofing</text:p>
          </table:table-cell>
          <table:table-cell office:value-type="string" calcext:value-type="string">
            <text:p>Dynamic ARP Inspection</text:p>
          </table:table-cell>
          <table:table-cell table:style-name="ce234" office:value-type="string" calcext:value-type="string">
            <text:p><text:span text:style-name="T72">ip arp inspection vlan &lt;vlan id&gt; </text:span></text:p>
            <text:p><text:span text:style-name="T73">ip arp inspection validate src-mac dst-mac ip</text:span></text:p>
            <text:p/>
            <text:p><text:span text:style-name="T73">na uplink</text:span></text:p>
            <text:p/>
            <text:p><text:span text:style-name="T3">ip arp inspection trust</text:span></text:p>
            <text:p/>
            <text:p/>
            <text:p/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table:style-name="ce183" office:value-type="string" calcext:value-type="string">
            <text:p>IP spoofing</text:p>
          </table:table-cell>
          <table:table-cell office:value-type="string" calcext:value-type="string">
            <text:p>IPv4/IPv6 Source Guard</text:p>
          </table:table-cell>
          <table:table-cell table:style-name="ce234" office:value-type="string" calcext:value-type="string">
            <text:p><text:span text:style-name="T6">interface &lt;interface name&gt; &lt;interface id&gt;</text:span></text:p>
            <text:p><text:span text:style-name="T72"> ip verify source port-security</text:span></text:p>
            <text:p><text:span text:style-name="T72"> ip verify source</text:span></text:p>
            <text:p><text:span text:style-name="T72"> ip verify source vlan dhcp-snooping</text:span></text:p>
            <text:p><text:span text:style-name="T72"> ip verify source vlan dhcp-snooping port-security</text:span></text:p>
            <text:p/>
            <text:p><text:span text:style-name="T72">ipv6 source-guard policy &lt;policy name&gt;</text:span></text:p>
            <text:p><text:span text:style-name="T72"> permit link-local</text:span></text:p>
            <text:p><text:span text:style-name="T72"> deny global-autoconf</text:span></text:p>
            <text:p><text:span text:style-name="T72"> trusted</text:span></text:p>
            <text:p><text:span text:style-name="T6">interface &lt;interface name&gt; &lt;interface id&gt;</text:span></text:p>
            <text:p><text:span text:style-name="T6"> ipv6 source-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183" office:value-type="string" calcext:value-type="string">
            <text:p>IPv6 Next Header <text:s/>a IPv6 Fragmentation útok</text:p>
          </table:table-cell>
          <table:table-cell table:style-name="ce195" office:value-type="string" calcext:value-type="string">
            <text:p>ACL blokujúce nerozpoznateľné rozšírené hlavičky</text:p>
          </table:table-cell>
          <table:table-cell table:style-name="ce197" office:value-type="string" calcext:value-type="string">
            <text:p>ipv6 access-list &lt;acl name&gt;</text:p>
            <text:p> remark deny undetermined next headers</text:p>
            <text:p> deny any any undetermined-transport log-input</text:p>
          </table:table-cell>
          <table:table-cell/>
        </table:table-row>
        <table:table-row table:style-name="ro5">
          <table:table-cell table:style-name="ce183" office:value-type="string" calcext:value-type="string">
            <text:p>Mapovanie siete pomocou pingu na multicast adresu všetkých uzlov a MLD/IGMP Query Overload a Smurf útok</text:p>
          </table:table-cell>
          <table:table-cell table:style-name="ce195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ce190" office:value-type="string" calcext:value-type="string">
            <text:p>ip access-list extended &lt;acl name&gt;</text:p>
            <text:p> remark deny all node ipv4 address</text:p>
            <text:p> deny icmp any host 224.0.0.1 echo log-input</text:p>
            <text:p/>
            <text:p>ipv6 access-list &lt;acl name&gt;</text:p>
            <text:p> remark deny all node ipv6 address</text:p>
            <text:p> deny icmp any host ff02::1 echo-request log-input</text:p>
            <text:p><text:span text:style-name="T3"> remark deny mld query</text:span></text:p>
            <text:p><text:span text:style-name="T74"> deny </text:span><text:span text:style-name="T75">icmp any any mld-query</text:span></text:p>
          </table:table-cell>
          <table:table-cell/>
        </table:table-row>
        <table:table-row table:style-name="ro15">
          <table:table-cell table:style-name="ce183" office:value-type="string" calcext:value-type="string">
            <text:p>Mobilné zariadenia pripojené bezdrôtovo spotrebovávajú veľa energie kvôli častým RA správam</text:p>
          </table:table-cell>
          <table:table-cell table:style-name="ce195" office:value-type="string" calcext:value-type="string">
            <text:p>RA Throttling</text:p>
          </table:table-cell>
          <table:table-cell table:style-name="ce190" office:value-type="string" calcext:value-type="string">
            <text:p>ipv6 nd ra-throttle policy &lt;policy name&gt;</text:p>
            <text:p> allow at-least &lt;value&gt; at-most &lt;value&gt;</text:p>
            <text:p> interval-option inherit</text:p>
            <text:p> max-through &lt;value&gt;</text:p>
            <text:p> media-type wired|access-point|wire|wifi</text:p>
            <text:p> throttle-period &lt;value&gt;</text:p>
            <text:p>vlan configuration &lt;vlan id&gt;</text:p>
            <text:p><text:span text:style-name="T3"> ipv6 nd ra-throttle attach-policy &lt;policy name&gt;</text:span></text:p>
            <text:p/>
            <text:p><text:span text:style-name="T3">alebo </text:span></text:p>
            <text:p/>
            <text:p><text:span text:style-name="T6">interface &lt;interface name&gt; &lt;interface id&gt;</text:span></text:p>
            <text:p><text:span text:style-name="T3"> ipv6 nd ra-throttle policy &lt;policy name&gt;</text:span></text:p>
          </table:table-cell>
          <table:table-cell office:value-type="string" calcext:value-type="string">
            <text:p>JEBAT</text:p>
          </table:table-cell>
        </table:table-row>
        <table:table-row table:style-name="ro20">
          <table:table-cell table:style-name="ce183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235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54">track &lt;value&gt; interface &lt;interface name&gt; &lt;interface id&gt; line-protocol</text:span></text:p>
            <text:p><text:span text:style-name="T54">fhrp version vrrp 3</text:span></text:p>
            <text:p><text:span text:style-name="T54">interface &lt;interface name&gt; &lt;interface id&gt;</text:span></text:p>
            <text:p><text:span text:style-name="T54"> vrrp &lt;group id&gt; ip &lt;ip  address&gt;</text:span></text:p>
            <text:p><text:span text:style-name="T54"> vrrp priority &lt;value&gt;</text:span></text:p>
            <text:p><text:span text:style-name="T54"> vrrp &lt;group id&gt; track &lt;value&gt; decrement &lt;value&gt;</text:span></text:p>
            <text:p><text:span text:style-name="T6"> vrrp &lt;group id&gt; authentication md5 key-string &lt;key&gt;</text:span></text:p>
            <text:p/>
            <text:p><text:span text:style-name="T6"> alebo</text:span></text:p>
            <text:p/>
            <text:p><text:span text:style-name="T6"> vrr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18">
          <table:table-cell table:style-name="ce183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228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6">track &lt;id&gt;  interface &lt;interface name&gt; &lt;interface id&gt;</text:span></text:p>
            <text:p><text:span text:style-name="T6">interface &lt;interface name&gt; &lt;interface id&gt;</text:span></text:p>
            <text:p><text:span text:style-name="T6"> standby &lt;group id&gt; ip &lt;ip address&gt;</text:span></text:p>
            <text:p><text:span text:style-name="T6"> standby &lt;group id&gt; priority &lt;value&gt;</text:span></text:p>
            <text:p><text:span text:style-name="T6"> standby &lt;group id&gt; preempt</text:span></text:p>
            <text:p><text:span text:style-name="T6"> standby version 2</text:span></text:p>
            <text:p><text:span text:style-name="T6"> standby &lt;group id&gt; track &lt;id&gt; decrement &lt;value&gt; </text:span></text:p>
            <text:p><text:span text:style-name="T6"> standby &lt;group id&gt; authentication md5 key-string &lt;key&gt;</text:span></text:p>
            <text:p><text:span text:style-name="T6"> </text:span></text:p>
            <text:p><text:span text:style-name="T6"> </text:span></text:p>
            <text:p><text:span text:style-name="T6"> alebo</text:span></text:p>
            <text:p><text:span text:style-name="T6"> </text:span></text:p>
            <text:p><text:span text:style-name="T6"> standby &lt;group id&gt; authentication md5 key-chain &lt;key chain&gt;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23">
          <table:table-cell table:style-name="ce183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235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54">track &lt;value&gt; interface &lt;interface name&gt; &lt;interface id&gt; line-protocol</text:span></text:p>
            <text:p><text:span text:style-name="T54">interface &lt;interface name&gt; &lt;interface id&gt;</text:span></text:p>
            <text:p><text:span text:style-name="T54"> glbp &lt;group id&gt; ip &lt;ip  address&gt;</text:span></text:p>
            <text:p><text:span text:style-name="T76"> glbp &lt;group id&gt; </text:span><text:span text:style-name="T77">priority &lt;value&gt;</text:span></text:p>
            <text:p><text:span text:style-name="T6"> glbp &lt;group id&gt; preempt</text:span></text:p>
            <text:p><text:span text:style-name="T76"> glbp &lt;group id&gt; weighting &lt;value&gt; lower &lt;value&gt; upper &lt;value&gt;</text:span><text:span text:style-name="T77"> </text:span></text:p>
            <text:p><text:span text:style-name="T54"> glbp &lt;group id&gt; weighting track &lt;value&gt; decrement &lt;value&gt;</text:span></text:p>
            <text:p><text:span text:style-name="T6"> glbp &lt;group id&gt; authentication md5 key-string &lt;key&gt;</text:span></text:p>
            <text:p/>
            <text:p><text:span text:style-name="T6"> or</text:span></text:p>
            <text:p/>
            <text:p><text:span text:style-name="T6"> glb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183" office:value-type="string" calcext:value-type="string">
            <text:p>Vyčerpanie cache susedov</text:p>
          </table:table-cell>
          <table:table-cell table:style-name="ce198" office:value-type="string" calcext:value-type="string">
            <text:p>Statický záznam pre kritické zariadenia (servery) spájajúce IP a MAC adresu a VLAN</text:p>
            <text:p/>
          </table:table-cell>
          <table:table-cell table:style-name="ce197" office:value-type="string" calcext:value-type="string">
            <text:p>ipv6 neighbor &lt;ipv6 address&gt; vlan &lt;vlan id&gt; &lt;mac address&gt;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83" office:value-type="string" calcext:value-type="string">
            <text:p>Vyčerpanie cache susedov</text:p>
          </table:table-cell>
          <table:table-cell table:style-name="ce198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style-name="ce197" office:value-type="string" calcext:value-type="string">
            <text:p>ipv6 access-list &lt;acl name&gt;</text:p>
            <text:p> remark permit only this ip  </text:p>
            <text:p> permit any &lt;ipv6&gt;/&lt;prefix&gt;</text:p>
            <text:p> remark deny other</text:p>
            <text:p> deny ipv6 any any 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12">
          <table:table-cell table:style-name="ce183" office:value-type="string" calcext:value-type="string">
            <text:p>Vyčerpanie cache susedov</text:p>
          </table:table-cell>
          <table:table-cell office:value-type="string" calcext:value-type="string">
            <text:p><text:span text:style-name="T1">IP destination Guard (First Hop Security)</text:span></text:p>
            <text:p/>
            <text:p/>
            <text:p/>
          </table:table-cell>
          <table:table-cell table:style-name="ce236" office:value-type="string" calcext:value-type="string">
            <text:p>ipv6 destination-guard policy &lt;policy name&gt;</text:p>
            <text:p>  enforcement always</text:p>
            <text:p><text:span text:style-name="T6">interface &lt;interface name&gt; &lt;interface id&gt;</text:span></text:p>
            <text:p><text:span text:style-name="T6"> ipv6 destination-guard attach-policy &lt;policy name&gt;</text:span></text:p>
            <text:p/>
            <text:p/>
          </table:table-cell>
          <table:table-cell/>
        </table:table-row>
        <table:table-row table:style-name="ro14">
          <table:table-cell table:style-name="ce183" office:value-type="string" calcext:value-type="string">
            <text:p>Vyčerpanie cache susedov</text:p>
          </table:table-cell>
          <table:table-cell table:style-name="ce194" office:value-type="string" calcext:value-type="string">
            <text:p>Limitovanie počtu IPv6 adries v cache susedov</text:p>
          </table:table-cell>
          <table:table-cell table:style-name="ce197" office:value-type="string" calcext:value-type="string">
            <text:p><text:span text:style-name="T6">interface &lt;interface name&gt; &lt;interface id&gt;</text:span></text:p>
            <text:p> ipv6 neighbors max-learning-num &lt;num&gt;</text:p>
          </table:table-cell>
          <table:table-cell/>
        </table:table-row>
        <table:table-row table:style-name="ro14">
          <table:table-cell table:style-name="ce183" office:value-type="string" calcext:value-type="string">
            <text:p>Vyčerpanie cache susedov</text:p>
          </table:table-cell>
          <table:table-cell table:style-name="ce194" office:value-type="string" calcext:value-type="string">
            <text:p>Limitovanie času IPv6 adresy v cache susedov</text:p>
          </table:table-cell>
          <table:table-cell table:style-name="ce237" office:value-type="string" calcext:value-type="string">
            <text:p>ipv6 nd cache expire &lt;time in seconds&gt;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85" office:value-type="string" calcext:value-type="string">
            <text:p>SYN Flood </text:p>
          </table:table-cell>
          <table:table-cell table:style-name="ce194" office:value-type="string" calcext:value-type="string">
            <text:p>Nastavenie zachytávanie firewallom pre útok flagu SYN</text:p>
          </table:table-cell>
          <table:table-cell table:style-name="ce191" office:value-type="string" calcext:value-type="string">
            <text:p>ip tcp intercept list &lt;acl name&gt;</text:p>
            <text:p>ip tcp intercept mode intercept|watch</text:p>
            <text:p>ip tcp intercept drop-mode oldest|random</text:p>
            <text:p>ip tcp intercept watch-timeout &lt;seconds&gt;</text:p>
            <text:p>ip tcp intercept finrst-timeout &lt;second&gt;</text:p>
            <text:p>ip tcp intercept connection-timeout &lt;seconds&gt;</text:p>
            <text:p>ip tcp intercept max-incomplete high|low &lt;number&gt;</text:p>
            <text:p>ip tcp intercept one-minute high|low &lt;number&gt;</text:p>
          </table:table-cell>
          <table:table-cell/>
        </table:table-row>
        <table:table-row table:style-name="ro6">
          <table:table-cell table:style-name="ce184" office:value-type="string" calcext:value-type="string">
            <text:p>Komplexné bezpečnostné hrozby a narušenie bezpečnosti</text:p>
          </table:table-cell>
          <table:table-cell table:style-name="ce194" office:value-type="string" calcext:value-type="string">
            <text:p>Nastavenie IDS/IPS</text:p>
          </table:table-cell>
          <table:table-cell table:style-name="ce192" office:value-type="string" calcext:value-type="string">
            <text:p>ip ips sdf location &lt;signature location&gt;</text:p>
            <text:p>ip ips fail  open|close</text:p>
            <text:p><text:span text:style-name="T1">ip ips &lt;signature</text:span> name&gt; list &lt;alc name&gt;</text:p>
            <text:p>ip ips &lt;signature name&gt; in|out</text:p>
          </table:table-cell>
          <table:table-cell office:value-type="string" calcext:value-type="string">
            <text:p>TODO</text:p>
          </table:table-cell>
        </table:table-row>
        <table:table-row table:style-name="ro13" table:number-rows-repeated="2">
          <table:table-cell/>
          <table:table-cell table:style-name="ce185"/>
          <table:table-cell table:style-name="ce238"/>
          <table:table-cell/>
        </table:table-row>
        <table:table-row table:style-name="ro13">
          <table:table-cell/>
          <table:table-cell table:style-name="ce185"/>
          <table:table-cell table:style-name="Default"/>
          <table:table-cell/>
        </table:table-row>
        <table:table-row table:style-name="ro13">
          <table:table-cell/>
          <table:table-cell table:style-name="ce185"/>
          <table:table-cell table:style-name="ce238"/>
          <table:table-cell/>
        </table:table-row>
        <table:table-row table:style-name="ro25">
          <table:table-cell/>
          <table:table-cell table:style-name="ce185"/>
          <table:table-cell table:style-name="ce239" office:value-type="string" calcext:value-type="string">
            <text:p>enable algorithm-type scrypt secret cisco12345</text:p>
          </table:table-cell>
          <table:table-cell/>
        </table:table-row>
        <table:table-row table:style-name="ro25">
          <table:table-cell/>
          <table:table-cell table:style-name="ce185"/>
          <table:table-cell table:style-name="ce239" office:value-type="string" calcext:value-type="string">
            <text:p>security passwords min-length 10</text:p>
          </table:table-cell>
          <table:table-cell/>
        </table:table-row>
        <table:table-row table:style-name="ro13" table:number-rows-repeated="20">
          <table:table-cell/>
          <table:table-cell table:style-name="ce185"/>
          <table:table-cell table:style-name="ce238"/>
          <table:table-cell/>
        </table:table-row>
        <table:table-row table:style-name="ro13" table:number-rows-repeated="18">
          <table:table-cell/>
          <table:table-cell table:style-name="ce185"/>
          <table:table-cell table:style-name="Default"/>
          <table:table-cell/>
        </table:table-row>
        <table:table-row table:style-name="ro13">
          <table:table-cell/>
          <table:table-cell table:style-name="ce199"/>
          <table:table-cell table:style-name="Default"/>
          <table:table-cell/>
        </table:table-row>
        <table:table-row table:style-name="ro13" table:number-rows-repeated="15">
          <table:table-cell/>
          <table:table-cell table:style-name="ce185"/>
          <table:table-cell table:style-name="Default"/>
          <table:table-cell/>
        </table:table-row>
        <table:table-row table:style-name="ro13">
          <table:table-cell/>
          <table:table-cell table:style-name="ce18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Courier" svg:font-family="Courier"/>
    <style:font-face style:name="Liberation Sans" svg:font-family="'Liberation Sans'"/>
    <style:font-face style:name="Sans" svg:font-family="Sans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7mm"/>
      <style:text-properties style:font-name="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.00.0000</text:date>, <text:time style:data-style-name="N2" text:time-value="14:07:11.035032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Riadenie_20_prístupu" style:display-name="Riadenie prístupu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NM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yslog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me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lt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apovanie_20_siete" style:display-name="Mapovanie siet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rst_20_Hop_20_Security" style:display-name="First Hop Security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Identifikác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statné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N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LA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ysoké_20_zaťaženie_20_zariadenia" style:display-name="Vysoké zaťaženie zariaden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3T15:01:51.866503949</dc:date>
    <meta:creation-date>2019-12-08T13:04:48Z</meta:creation-date>
    <meta:editing-cycles>133</meta:editing-cycles>
    <meta:editing-duration>P9DT9H42M59S</meta:editing-duration>
    <meta:generator>LibreOffice/6.1.5.2$Linux_X86_64 LibreOffice_project/10$Build-2</meta:generator>
    <meta:document-statistic meta:table-count="14" meta:cell-count="1628" meta:object-count="0"/>
  </office:meta>
</office:document-meta>
</file>